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4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24.38mm"/>
    </style:style>
    <style:style style:name="co6" style:family="table-column">
      <style:table-column-properties fo:break-before="auto" style:column-width="6.97mm"/>
    </style:style>
    <style:style style:name="co7" style:family="table-column">
      <style:table-column-properties fo:break-before="auto" style:column-width="25.21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24.66mm"/>
    </style:style>
    <style:style style:name="co11" style:family="table-column">
      <style:table-column-properties fo:break-before="auto" style:column-width="6.4mm"/>
    </style:style>
    <style:style style:name="co12" style:family="table-column">
      <style:table-column-properties fo:break-before="auto" style:column-width="18.57mm"/>
    </style:style>
    <style:style style:name="co13" style:family="table-column">
      <style:table-column-properties fo:break-before="auto" style:column-width="20.51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Новый текстовый документ" table:style-name="ta1">
        <table:shapes>
          <draw:frame draw:z-index="0" draw:style-name="gr1" draw:text-style-name="P1" svg:width="159.99mm" svg:height="89.99mm" svg:x="120.74mm" svg:y="1mm">
            <loext:p draw:notify-on-update-of-ranges="'Новый текстовый документ'.A1:'Новый текстовый документ'.A1 'Новый текстовый документ'.A2:'Новый текстовый документ'.A101 'Новый текстовый документ'.C1:'Новый текстовый документ'.C1 'Новый текстовый документ'.C2:'Новый текстовый документ'.C101 'Новый текстовый документ'.A1:'Новый текстовый документ'.A1 'Новый текстовый документ'.A2:'Новый текстовый документ'.A101 'Новый текстовый документ'.D1:'Новый текстовый документ'.D1 'Новый текстовый документ'.D2:'Новый текстовый документ'.D101 'Новый текстовый документ'.A1:'Новый текстовый документ'.A1 'Новый текстовый документ'.A2:'Новый текстовый документ'.A101 'Новый текстовый документ'.E1:'Новый текстовый документ'.E1 'Новый текстовый документ'.E2:'Новый текстовый документ'.E101 'Новый текстовый документ'.A1:'Новый текстовый документ'.A1 'Новый текстовый документ'.A2:'Новый текстовый документ'.A101 'Новый текстовый документ'.F1:'Новый текстовый документ'.F1 'Новый текстовый документ'.F2:'Новый текстовый документ'.F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10.75mm" svg:y="8.51mm">
            <loext:p draw:notify-on-update-of-ranges="'Новый текстовый документ'.A2:'Новый текстовый документ'.A101 'Новый текстовый документ'.B1:'Новый текстовый документ'.B1 'Новый текстовый документ'.B2:'Новый текстовый документ'.B101 'Новый текстовый документ'.A2:'Новый текстовый документ'.A101 'Новый текстовый документ'.C1:'Новый текстовый документ'.C1 'Новый текстовый документ'.C2:'Новый текстовый документ'.C101 'Новый текстовый документ'.A2:'Новый текстовый документ'.A101 'Новый текстовый документ'.D1:'Новый текстовый документ'.D1 'Новый текстовый документ'.D2:'Новый текстовый документ'.D101 'Новый текстовый документ'.A2:'Новый текстовый документ'.A101 'Новый текстовый документ'.E1:'Новый текстовый документ'.E1 'Новый текстовый документ'.E2:'Новый текстовый документ'.E101 'Новый текстовый документ'.A2:'Новый текстовый документ'.A101 'Новый текстовый документ'.F1:'Новый текстовый документ'.F1 'Новый текстовый документ'.F2:'Новый текстовый документ'.F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q</text:p>
          </table:table-cell>
          <table:table-cell office:value-type="float" office:value="1.86208E-304" calcext:value-type="float">
            <text:p>1,86208E-304</text:p>
          </table:table-cell>
          <table:table-cell office:value-type="string" calcext:value-type="string">
            <text:p>dn1</text:p>
          </table:table-cell>
          <table:table-cell office:value-type="float" office:value="1.07412E-302" calcext:value-type="float">
            <text:p>1,07412E-302</text:p>
          </table:table-cell>
          <table:table-cell office:value-type="string" calcext:value-type="string">
            <text:p>dn2</text:p>
          </table:table-cell>
          <table:table-cell office:value-type="float" office:value="4.54601E+164" calcext:value-type="float">
            <text:p>4,54601E+164</text:p>
          </table:table-cell>
          <table:table-cell office:value-type="string" calcext:value-type="string">
            <text:p>dn3</text:p>
          </table:table-cell>
          <table:table-cell table:style-name="ce1" office:value-type="string" calcext:value-type="string">
            <text:p>2.13161e-314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1.86208E-304" calcext:value-type="float">
            <text:p>1,86208E-304</text:p>
          </table:table-cell>
          <table:table-cell office:value-type="string" calcext:value-type="string">
            <text:p>dn1</text:p>
          </table:table-cell>
          <table:table-cell office:value-type="float" office:value="1.07412E-302" calcext:value-type="float">
            <text:p>1,07412E-302</text:p>
          </table:table-cell>
          <table:table-cell office:value-type="string" calcext:value-type="string">
            <text:p>dn2</text:p>
          </table:table-cell>
          <table:table-cell office:value-type="float" office:value="4.54601E+164" calcext:value-type="float">
            <text:p>4,54601E+164</text:p>
          </table:table-cell>
          <table:table-cell office:value-type="string" calcext:value-type="string">
            <text:p>dn3</text:p>
          </table:table-cell>
          <table:table-cell table:style-name="ce1" office:value-type="string" calcext:value-type="string">
            <text:p>2.13161e-314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style-name="ce1" office:value-type="string" calcext:value-type="string">
            <text:p>7.41098e-323</text:p>
          </table:table-cell>
          <table:table-cell office:value-type="float" office:value="0.878448" calcext:value-type="float">
            <text:p>0,878448</text:p>
          </table:table-cell>
          <table:table-cell office:value-type="float" office:value="0.100896" calcext:value-type="float">
            <text:p>0,100896</text:p>
          </table:table-cell>
          <table:table-cell office:value-type="float" office:value="0.0206554" calcext:value-type="float">
            <text:p>0,0206554</text:p>
          </table:table-cell>
          <table:table-cell office:value-type="float" office:value="0.0000000000000975227" calcext:value-type="float">
            <text:p>9,75227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1</text:p>
          </table:table-cell>
          <table:table-cell office:value-type="float" office:value="-0.0000000122618" calcext:value-type="float">
            <text:p>-1,22618E-08</text:p>
          </table:table-cell>
          <table:table-cell office:value-type="string" calcext:value-type="string">
            <text:p>dn2</text:p>
          </table:table-cell>
          <table:table-cell office:value-type="float" office:value="0.0000000121079" calcext:value-type="float">
            <text:p>1,21079E-08</text:p>
          </table:table-cell>
          <table:table-cell office:value-type="string" calcext:value-type="string">
            <text:p>dn3</text:p>
          </table:table-cell>
          <table:table-cell office:value-type="float" office:value="0.000000000153902" calcext:value-type="float">
            <text:p>1,53902E-10</text:p>
          </table:table-cell>
          <table:table-cell office:value-type="string" calcext:value-type="string">
            <text:p>Di</text:p>
          </table:table-cell>
          <table:table-cell table:number-columns-repeated="2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0.002" calcext:value-type="float">
            <text:p>0,002</text:p>
          </table:table-cell>
          <table:table-cell table:style-name="ce1" office:value-type="string" calcext:value-type="string">
            <text:p>7.41098e-323</text:p>
          </table:table-cell>
          <table:table-cell office:value-type="float" office:value="0.76802" calcext:value-type="float">
            <text:p>0,76802</text:p>
          </table:table-cell>
          <table:table-cell office:value-type="float" office:value="0.211138" calcext:value-type="float">
            <text:p>0,211138</text:p>
          </table:table-cell>
          <table:table-cell office:value-type="float" office:value="0.0208421" calcext:value-type="float">
            <text:p>0,0208421</text:p>
          </table:table-cell>
          <table:table-cell office:value-type="float" office:value="0.000000000000105985" calcext:value-type="float">
            <text:p>1,05985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1</text:p>
          </table:table-cell>
          <table:table-cell office:value-type="float" office:value="-0.00000000984679" calcext:value-type="float">
            <text:p>-9,84679E-09</text:p>
          </table:table-cell>
          <table:table-cell office:value-type="string" calcext:value-type="string">
            <text:p>dn2</text:p>
          </table:table-cell>
          <table:table-cell office:value-type="float" office:value="0.00000000987375" calcext:value-type="float">
            <text:p>9,87375E-09</text:p>
          </table:table-cell>
          <table:table-cell office:value-type="string" calcext:value-type="string">
            <text:p>dn3</text:p>
          </table:table-cell>
          <table:table-cell office:value-type="float" office:value="-0.0000000000269544" calcext:value-type="float">
            <text:p>-2,69544E-1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0" calcext:value-type="float">
            <text:p>20000000</text:p>
          </table:table-cell>
          <table:table-cell/>
        </table:table-row>
        <table:table-row table:style-name="ro1">
          <table:table-cell office:value-type="float" office:value="0.003" calcext:value-type="float">
            <text:p>0,003</text:p>
          </table:table-cell>
          <table:table-cell table:style-name="ce1" office:value-type="string" calcext:value-type="string">
            <text:p>1.43279e-322</text:p>
          </table:table-cell>
          <table:table-cell office:value-type="float" office:value="0.825221" calcext:value-type="float">
            <text:p>0,825221</text:p>
          </table:table-cell>
          <table:table-cell office:value-type="float" office:value="0.153767" calcext:value-type="float">
            <text:p>0,153767</text:p>
          </table:table-cell>
          <table:table-cell office:value-type="float" office:value="0.0210118" calcext:value-type="float">
            <text:p>0,0210118</text:p>
          </table:table-cell>
          <table:table-cell office:value-type="float" office:value="0.000000000000142487" calcext:value-type="float">
            <text:p>1,42487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1</text:p>
          </table:table-cell>
          <table:table-cell office:value-type="float" office:value="-0.0000000111687" calcext:value-type="float">
            <text:p>-1,11687E-08</text:p>
          </table:table-cell>
          <table:table-cell office:value-type="string" calcext:value-type="string">
            <text:p>dn2</text:p>
          </table:table-cell>
          <table:table-cell office:value-type="float" office:value="0.0000000111913" calcext:value-type="float">
            <text:p>1,11913E-08</text:p>
          </table:table-cell>
          <table:table-cell office:value-type="string" calcext:value-type="string">
            <text:p>dn3</text:p>
          </table:table-cell>
          <table:table-cell office:value-type="float" office:value="-0.0000000000226546" calcext:value-type="float">
            <text:p>-2,26546E-1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00" calcext:value-type="float">
            <text:p>30000000</text:p>
          </table:table-cell>
          <table:table-cell/>
        </table:table-row>
        <table:table-row table:style-name="ro1">
          <table:table-cell office:value-type="float" office:value="0.004" calcext:value-type="float">
            <text:p>0,004</text:p>
          </table:table-cell>
          <table:table-cell table:style-name="ce1" office:value-type="string" calcext:value-type="string">
            <text:p>2.86558e-322</text:p>
          </table:table-cell>
          <table:table-cell office:value-type="float" office:value="0.878715" calcext:value-type="float">
            <text:p>0,878715</text:p>
          </table:table-cell>
          <table:table-cell office:value-type="float" office:value="0.100233" calcext:value-type="float">
            <text:p>0,100233</text:p>
          </table:table-cell>
          <table:table-cell office:value-type="float" office:value="0.021052" calcext:value-type="float">
            <text:p>0,021052</text:p>
          </table:table-cell>
          <table:table-cell office:value-type="float" office:value="0.000000000000158335" calcext:value-type="float">
            <text:p>1,58335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1</text:p>
          </table:table-cell>
          <table:table-cell office:value-type="float" office:value="-0.0000000123781" calcext:value-type="float">
            <text:p>-1,23781E-08</text:p>
          </table:table-cell>
          <table:table-cell office:value-type="string" calcext:value-type="string">
            <text:p>dn2</text:p>
          </table:table-cell>
          <table:table-cell office:value-type="float" office:value="0.0000000123618" calcext:value-type="float">
            <text:p>1,23618E-08</text:p>
          </table:table-cell>
          <table:table-cell office:value-type="string" calcext:value-type="string">
            <text:p>dn3</text:p>
          </table:table-cell>
          <table:table-cell office:value-type="float" office:value="0.0000000000163565" calcext:value-type="float">
            <text:p>1,63565E-1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00" calcext:value-type="float">
            <text:p>40000000</text:p>
          </table:table-cell>
          <table:table-cell/>
        </table:table-row>
        <table:table-row table:style-name="ro1">
          <table:table-cell office:value-type="float" office:value="0.005" calcext:value-type="float">
            <text:p>0,005</text:p>
          </table:table-cell>
          <table:table-cell table:style-name="ce1" office:value-type="string" calcext:value-type="string">
            <text:p>4.44659e-322</text:p>
          </table:table-cell>
          <table:table-cell office:value-type="float" office:value="0.859855" calcext:value-type="float">
            <text:p>0,859855</text:p>
          </table:table-cell>
          <table:table-cell office:value-type="float" office:value="0.119085" calcext:value-type="float">
            <text:p>0,119085</text:p>
          </table:table-cell>
          <table:table-cell office:value-type="float" office:value="0.0210594" calcext:value-type="float">
            <text:p>0,0210594</text:p>
          </table:table-cell>
          <table:table-cell office:value-type="float" office:value="0.000000000000165454" calcext:value-type="float">
            <text:p>1,65454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1</text:p>
          </table:table-cell>
          <table:table-cell office:value-type="float" office:value="-0.0000000119574" calcext:value-type="float">
            <text:p>-1,19574E-08</text:p>
          </table:table-cell>
          <table:table-cell office:value-type="string" calcext:value-type="string">
            <text:p>dn2</text:p>
          </table:table-cell>
          <table:table-cell office:value-type="float" office:value="0.000000011962" calcext:value-type="float">
            <text:p>1,1962E-08</text:p>
          </table:table-cell>
          <table:table-cell office:value-type="string" calcext:value-type="string">
            <text:p>dn3</text:p>
          </table:table-cell>
          <table:table-cell office:value-type="float" office:value="-0.00000000000458561" calcext:value-type="float">
            <text:p>-4,58561E-12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" calcext:value-type="float">
            <text:p>50000000</text:p>
          </table:table-cell>
          <table:table-cell/>
        </table:table-row>
        <table:table-row table:style-name="ro1">
          <table:table-cell office:value-type="float" office:value="0.006" calcext:value-type="float">
            <text:p>0,006</text:p>
          </table:table-cell>
          <table:table-cell table:style-name="ce1" office:value-type="string" calcext:value-type="string">
            <text:p>8.99199e-322</text:p>
          </table:table-cell>
          <table:table-cell office:value-type="float" office:value="0.867338" calcext:value-type="float">
            <text:p>0,867338</text:p>
          </table:table-cell>
          <table:table-cell office:value-type="float" office:value="0.111602" calcext:value-type="float">
            <text:p>0,111602</text:p>
          </table:table-cell>
          <table:table-cell office:value-type="float" office:value="0.02106" calcext:value-type="float">
            <text:p>0,02106</text:p>
          </table:table-cell>
          <table:table-cell office:value-type="float" office:value="0.000000000000136283" calcext:value-type="float">
            <text:p>1,36283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n1</text:p>
          </table:table-cell>
          <table:table-cell office:value-type="float" office:value="-0.0000000121253" calcext:value-type="float">
            <text:p>-1,21253E-08</text:p>
          </table:table-cell>
          <table:table-cell office:value-type="string" calcext:value-type="string">
            <text:p>dn2</text:p>
          </table:table-cell>
          <table:table-cell office:value-type="float" office:value="0.0000000121228" calcext:value-type="float">
            <text:p>1,21228E-08</text:p>
          </table:table-cell>
          <table:table-cell office:value-type="string" calcext:value-type="string">
            <text:p>dn3</text:p>
          </table:table-cell>
          <table:table-cell office:value-type="float" office:value="0.00000000000251723" calcext:value-type="float">
            <text:p>2,51723E-12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0" calcext:value-type="float">
            <text:p>60000000</text:p>
          </table:table-cell>
          <table:table-cell/>
        </table:table-row>
        <table:table-row table:style-name="ro1">
          <table:table-cell office:value-type="float" office:value="0.007" calcext:value-type="float">
            <text:p>0,007</text:p>
          </table:table-cell>
          <table:table-cell office:value-type="float" office:value="4.217E-247" calcext:value-type="float">
            <text:p>4,217E-247</text:p>
          </table:table-cell>
          <table:table-cell office:value-type="float" office:value="0.862244" calcext:value-type="float">
            <text:p>0,862244</text:p>
          </table:table-cell>
          <table:table-cell office:value-type="float" office:value="0.116696" calcext:value-type="float">
            <text:p>0,116696</text:p>
          </table:table-cell>
          <table:table-cell office:value-type="float" office:value="0.0210599" calcext:value-type="float">
            <text:p>0,0210599</text:p>
          </table:table-cell>
          <table:table-cell office:value-type="float" office:value="0.000000000000114277" calcext:value-type="float">
            <text:p>1,14277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3.11375E-250" calcext:value-type="float">
            <text:p>3,11375E-250</text:p>
          </table:table-cell>
          <table:table-cell office:value-type="string" calcext:value-type="string">
            <text:p>dn1</text:p>
          </table:table-cell>
          <table:table-cell office:value-type="float" office:value="-0.0000000120111" calcext:value-type="float">
            <text:p>-1,20111E-08</text:p>
          </table:table-cell>
          <table:table-cell office:value-type="string" calcext:value-type="string">
            <text:p>dn2</text:p>
          </table:table-cell>
          <table:table-cell office:value-type="float" office:value="0.0000000120135" calcext:value-type="float">
            <text:p>1,20135E-08</text:p>
          </table:table-cell>
          <table:table-cell office:value-type="string" calcext:value-type="string">
            <text:p>dn3</text:p>
          </table:table-cell>
          <table:table-cell office:value-type="float" office:value="-0.00000000000241645" calcext:value-type="float">
            <text:p>-2,41645E-12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0" calcext:value-type="float">
            <text:p>70000000</text:p>
          </table:table-cell>
          <table:table-cell/>
        </table:table-row>
        <table:table-row table:style-name="ro1">
          <table:table-cell office:value-type="float" office:value="0.008" calcext:value-type="float">
            <text:p>0,008</text:p>
          </table:table-cell>
          <table:table-cell office:value-type="float" office:value="4.90495E-078" calcext:value-type="float">
            <text:p>4,90495E-78</text:p>
          </table:table-cell>
          <table:table-cell office:value-type="float" office:value="0.865829" calcext:value-type="float">
            <text:p>0,865829</text:p>
          </table:table-cell>
          <table:table-cell office:value-type="float" office:value="0.113111" calcext:value-type="float">
            <text:p>0,113111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0018454" calcext:value-type="float">
            <text:p>1,8454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1.4638E-081" calcext:value-type="float">
            <text:p>-1,4638E-81</text:p>
          </table:table-cell>
          <table:table-cell office:value-type="string" calcext:value-type="string">
            <text:p>dn1</text:p>
          </table:table-cell>
          <table:table-cell office:value-type="float" office:value="-0.0000000120915" calcext:value-type="float">
            <text:p>-1,20915E-08</text:p>
          </table:table-cell>
          <table:table-cell office:value-type="string" calcext:value-type="string">
            <text:p>dn2</text:p>
          </table:table-cell>
          <table:table-cell office:value-type="float" office:value="0.0000000120905" calcext:value-type="float">
            <text:p>1,20905E-08</text:p>
          </table:table-cell>
          <table:table-cell office:value-type="string" calcext:value-type="string">
            <text:p>dn3</text:p>
          </table:table-cell>
          <table:table-cell office:value-type="float" office:value="0.00000000000101209" calcext:value-type="float">
            <text:p>1,01209E-12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00" calcext:value-type="float">
            <text:p>80000000</text:p>
          </table:table-cell>
          <table:table-cell/>
        </table:table-row>
        <table:table-row table:style-name="ro1">
          <table:table-cell office:value-type="float" office:value="0.009" calcext:value-type="float">
            <text:p>0,009</text:p>
          </table:table-cell>
          <table:table-cell office:value-type="float" office:value="1.05416E-016" calcext:value-type="float">
            <text:p>1,05416E-16</text:p>
          </table:table-cell>
          <table:table-cell office:value-type="float" office:value="0.863948" calcext:value-type="float">
            <text:p>0,863948</text:p>
          </table:table-cell>
          <table:table-cell office:value-type="float" office:value="0.114992" calcext:value-type="float">
            <text:p>0,11499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0274052" calcext:value-type="float">
            <text:p>-2,74052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2.58988E-020" calcext:value-type="float">
            <text:p>2,58988E-20</text:p>
          </table:table-cell>
          <table:table-cell office:value-type="string" calcext:value-type="string">
            <text:p>dn1</text:p>
          </table:table-cell>
          <table:table-cell office:value-type="float" office:value="-0.0000000120493" calcext:value-type="float">
            <text:p>-1,20493E-08</text:p>
          </table:table-cell>
          <table:table-cell office:value-type="string" calcext:value-type="string">
            <text:p>dn2</text:p>
          </table:table-cell>
          <table:table-cell office:value-type="float" office:value="0.0000000120502" calcext:value-type="float">
            <text:p>1,20502E-08</text:p>
          </table:table-cell>
          <table:table-cell office:value-type="string" calcext:value-type="string">
            <text:p>dn3</text:p>
          </table:table-cell>
          <table:table-cell office:value-type="float" office:value="-0.000000000000820474" calcext:value-type="float">
            <text:p>-8,20474E-13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0" calcext:value-type="float">
            <text:p>90000000</text:p>
          </table:table-cell>
          <table:table-cell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18.173" calcext:value-type="float">
            <text:p>118,173</text:p>
          </table:table-cell>
          <table:table-cell office:value-type="float" office:value="0.864694" calcext:value-type="float">
            <text:p>0,864694</text:p>
          </table:table-cell>
          <table:table-cell office:value-type="float" office:value="0.114246" calcext:value-type="float">
            <text:p>0,114246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00388578" calcext:value-type="float">
            <text:p>3,88578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.0035394" calcext:value-type="float">
            <text:p>0,0035394</text:p>
          </table:table-cell>
          <table:table-cell office:value-type="string" calcext:value-type="string">
            <text:p>dn1</text:p>
          </table:table-cell>
          <table:table-cell office:value-type="float" office:value="-0.0000000120661" calcext:value-type="float">
            <text:p>-1,20661E-08</text:p>
          </table:table-cell>
          <table:table-cell office:value-type="string" calcext:value-type="string">
            <text:p>dn2</text:p>
          </table:table-cell>
          <table:table-cell office:value-type="float" office:value="0.0000000120662" calcext:value-type="float">
            <text:p>1,20662E-08</text:p>
          </table:table-cell>
          <table:table-cell office:value-type="string" calcext:value-type="string">
            <text:p>dn3</text:p>
          </table:table-cell>
          <table:table-cell office:value-type="float" office:value="-0.000000000000102506" calcext:value-type="float">
            <text:p>-1,02506E-13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float" office:value="5225790000000" calcext:value-type="float">
            <text:p>5225790000000</text:p>
          </table:table-cell>
          <table:table-cell office:value-type="float" office:value="0.864149" calcext:value-type="float">
            <text:p>0,864149</text:p>
          </table:table-cell>
          <table:table-cell office:value-type="float" office:value="0.114791" calcext:value-type="float">
            <text:p>0,114791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0123544" calcext:value-type="float">
            <text:p>1,23544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980586000" calcext:value-type="float">
            <text:p>980586000</text:p>
          </table:table-cell>
          <table:table-cell office:value-type="string" calcext:value-type="string">
            <text:p>dn1</text:p>
          </table:table-cell>
          <table:table-cell office:value-type="float" office:value="0.0000000302925" calcext:value-type="float">
            <text:p>3,02925E-08</text:p>
          </table:table-cell>
          <table:table-cell office:value-type="string" calcext:value-type="string">
            <text:p>dn2</text:p>
          </table:table-cell>
          <table:table-cell office:value-type="float" office:value="-0.0000000302919" calcext:value-type="float">
            <text:p>-3,02919E-08</text:p>
          </table:table-cell>
          <table:table-cell office:value-type="string" calcext:value-type="string">
            <text:p>dn3</text:p>
          </table:table-cell>
          <table:table-cell office:value-type="float" office:value="-0.000000000000623359" calcext:value-type="float">
            <text:p>-6,23359E-13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0000000" calcext:value-type="float">
            <text:p>110000000</text:p>
          </table:table-cell>
          <table:table-cell/>
        </table:table-row>
        <table:table-row table:style-name="ro1">
          <table:table-cell office:value-type="float" office:value="0.012" calcext:value-type="float">
            <text:p>0,012</text:p>
          </table:table-cell>
          <table:table-cell office:value-type="float" office:value="4420470000000" calcext:value-type="float">
            <text:p>4420470000000</text:p>
          </table:table-cell>
          <table:table-cell office:value-type="float" office:value="0.864573" calcext:value-type="float">
            <text:p>0,864573</text:p>
          </table:table-cell>
          <table:table-cell office:value-type="float" office:value="0.114367" calcext:value-type="float">
            <text:p>0,114367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0450681" calcext:value-type="float">
            <text:p>-4,50681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286863000" calcext:value-type="float">
            <text:p>286863000</text:p>
          </table:table-cell>
          <table:table-cell office:value-type="string" calcext:value-type="string">
            <text:p>dn1</text:p>
          </table:table-cell>
          <table:table-cell office:value-type="float" office:value="0.0000000235815" calcext:value-type="float">
            <text:p>2,35815E-08</text:p>
          </table:table-cell>
          <table:table-cell office:value-type="string" calcext:value-type="string">
            <text:p>dn2</text:p>
          </table:table-cell>
          <table:table-cell office:value-type="float" office:value="-0.0000000235813" calcext:value-type="float">
            <text:p>-2,35813E-08</text:p>
          </table:table-cell>
          <table:table-cell office:value-type="string" calcext:value-type="string">
            <text:p>dn3</text:p>
          </table:table-cell>
          <table:table-cell office:value-type="float" office:value="-0.000000000000215594" calcext:value-type="float">
            <text:p>-2,15594E-13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20000000" calcext:value-type="float">
            <text:p>120000000</text:p>
          </table:table-cell>
          <table:table-cell/>
        </table:table-row>
        <table:table-row table:style-name="ro1">
          <table:table-cell office:value-type="float" office:value="0.013" calcext:value-type="float">
            <text:p>0,013</text:p>
          </table:table-cell>
          <table:table-cell office:value-type="float" office:value="613765000000" calcext:value-type="float">
            <text:p>613765000000</text:p>
          </table:table-cell>
          <table:table-cell office:value-type="float" office:value="0.864809" calcext:value-type="float">
            <text:p>0,864809</text:p>
          </table:table-cell>
          <table:table-cell office:value-type="float" office:value="0.114131" calcext:value-type="float">
            <text:p>0,114131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0553238" calcext:value-type="float">
            <text:p>-5,53238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2082890" calcext:value-type="float">
            <text:p>-2082890</text:p>
          </table:table-cell>
          <table:table-cell office:value-type="string" calcext:value-type="string">
            <text:p>dn1</text:p>
          </table:table-cell>
          <table:table-cell office:value-type="float" office:value="-0.00000000713306" calcext:value-type="float">
            <text:p>-7,13306E-09</text:p>
          </table:table-cell>
          <table:table-cell office:value-type="string" calcext:value-type="string">
            <text:p>dn2</text:p>
          </table:table-cell>
          <table:table-cell office:value-type="float" office:value="0.00000000713305" calcext:value-type="float">
            <text:p>7,13305E-09</text:p>
          </table:table-cell>
          <table:table-cell office:value-type="string" calcext:value-type="string">
            <text:p>dn3</text:p>
          </table:table-cell>
          <table:table-cell office:value-type="float" office:value="0.0000000000000107281" calcext:value-type="float">
            <text:p>1,07281E-14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30000000" calcext:value-type="float">
            <text:p>130000000</text:p>
          </table:table-cell>
          <table:table-cell/>
        </table:table-row>
        <table:table-row table:style-name="ro1">
          <table:table-cell office:value-type="float" office:value="0.014" calcext:value-type="float">
            <text:p>0,014</text:p>
          </table:table-cell>
          <table:table-cell office:value-type="float" office:value="1165290000000" calcext:value-type="float">
            <text:p>1165290000000</text:p>
          </table:table-cell>
          <table:table-cell office:value-type="float" office:value="0.864849" calcext:value-type="float">
            <text:p>0,864849</text:p>
          </table:table-cell>
          <table:table-cell office:value-type="float" office:value="0.114091" calcext:value-type="float">
            <text:p>0,114091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0839433" calcext:value-type="float">
            <text:p>-8,39433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17247700" calcext:value-type="float">
            <text:p>-17247700</text:p>
          </table:table-cell>
          <table:table-cell office:value-type="string" calcext:value-type="string">
            <text:p>dn1</text:p>
          </table:table-cell>
          <table:table-cell office:value-type="float" office:value="-0.00000000270318" calcext:value-type="float">
            <text:p>-2,70318E-09</text:p>
          </table:table-cell>
          <table:table-cell office:value-type="string" calcext:value-type="string">
            <text:p>dn2</text:p>
          </table:table-cell>
          <table:table-cell office:value-type="float" office:value="0.00000000270313" calcext:value-type="float">
            <text:p>2,70313E-09</text:p>
          </table:table-cell>
          <table:table-cell office:value-type="string" calcext:value-type="string">
            <text:p>dn3</text:p>
          </table:table-cell>
          <table:table-cell office:value-type="float" office:value="0.000000000000049602" calcext:value-type="float">
            <text:p>4,9602E-14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000000" calcext:value-type="float">
            <text:p>140000000</text:p>
          </table:table-cell>
          <table:table-cell/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1603800000000" calcext:value-type="float">
            <text:p>1603800000000</text:p>
          </table:table-cell>
          <table:table-cell office:value-type="float" office:value="0.864826" calcext:value-type="float">
            <text:p>0,864826</text:p>
          </table:table-cell>
          <table:table-cell office:value-type="float" office:value="0.114114" calcext:value-type="float">
            <text:p>0,114114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152496" calcext:value-type="float">
            <text:p>-1,52496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13283700" calcext:value-type="float">
            <text:p>-13283700</text:p>
          </table:table-cell>
          <table:table-cell office:value-type="string" calcext:value-type="string">
            <text:p>dn1</text:p>
          </table:table-cell>
          <table:table-cell office:value-type="float" office:value="0.000000000825419" calcext:value-type="float">
            <text:p>8,25419E-10</text:p>
          </table:table-cell>
          <table:table-cell office:value-type="string" calcext:value-type="string">
            <text:p>dn2</text:p>
          </table:table-cell>
          <table:table-cell office:value-type="float" office:value="-0.000000000825447" calcext:value-type="float">
            <text:p>-8,25447E-10</text:p>
          </table:table-cell>
          <table:table-cell office:value-type="string" calcext:value-type="string">
            <text:p>dn3</text:p>
          </table:table-cell>
          <table:table-cell office:value-type="float" office:value="0.0000000000000279734" calcext:value-type="float">
            <text:p>2,79734E-14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50000000" calcext:value-type="float">
            <text:p>150000000</text:p>
          </table:table-cell>
          <table:table-cell/>
        </table:table-row>
        <table:table-row table:style-name="ro1">
          <table:table-cell office:value-type="float" office:value="0.016" calcext:value-type="float">
            <text:p>0,016</text:p>
          </table:table-cell>
          <table:table-cell office:value-type="float" office:value="1547240000000" calcext:value-type="float">
            <text:p>1547240000000</text:p>
          </table:table-cell>
          <table:table-cell office:value-type="float" office:value="0.86481" calcext:value-type="float">
            <text:p>0,86481</text:p>
          </table:table-cell>
          <table:table-cell office:value-type="float" office:value="0.11413" calcext:value-type="float">
            <text:p>0,11413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159695" calcext:value-type="float">
            <text:p>-1,59695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5663900" calcext:value-type="float">
            <text:p>-5663900</text:p>
          </table:table-cell>
          <table:table-cell office:value-type="string" calcext:value-type="string">
            <text:p>dn1</text:p>
          </table:table-cell>
          <table:table-cell office:value-type="float" office:value="0.000000000373343" calcext:value-type="float">
            <text:p>3,73343E-10</text:p>
          </table:table-cell>
          <table:table-cell office:value-type="string" calcext:value-type="string">
            <text:p>dn2</text:p>
          </table:table-cell>
          <table:table-cell office:value-type="float" office:value="-0.000000000373355" calcext:value-type="float">
            <text:p>-3,73355E-10</text:p>
          </table:table-cell>
          <table:table-cell office:value-type="string" calcext:value-type="string">
            <text:p>dn3</text:p>
          </table:table-cell>
          <table:table-cell office:value-type="float" office:value="0.0000000000000123615" calcext:value-type="float">
            <text:p>1,23615E-14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0000000" calcext:value-type="float">
            <text:p>160000000</text:p>
          </table:table-cell>
          <table:table-cell/>
        </table:table-row>
        <table:table-row table:style-name="ro1">
          <table:table-cell office:value-type="float" office:value="0.017" calcext:value-type="float">
            <text:p>0,017</text:p>
          </table:table-cell>
          <table:table-cell office:value-type="float" office:value="1510840000000" calcext:value-type="float">
            <text:p>1510840000000</text:p>
          </table:table-cell>
          <table:table-cell office:value-type="float" office:value="0.864804" calcext:value-type="float">
            <text:p>0,864804</text:p>
          </table:table-cell>
          <table:table-cell office:value-type="float" office:value="0.114136" calcext:value-type="float">
            <text:p>0,114136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015897" calcext:value-type="float">
            <text:p>-1,5897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2678210" calcext:value-type="float">
            <text:p>-2678210</text:p>
          </table:table-cell>
          <table:table-cell office:value-type="string" calcext:value-type="string">
            <text:p>dn1</text:p>
          </table:table-cell>
          <table:table-cell office:value-type="float" office:value="0.0000000000816814" calcext:value-type="float">
            <text:p>8,16814E-11</text:p>
          </table:table-cell>
          <table:table-cell office:value-type="string" calcext:value-type="string">
            <text:p>dn2</text:p>
          </table:table-cell>
          <table:table-cell office:value-type="float" office:value="-0.0000000000816874" calcext:value-type="float">
            <text:p>-8,16874E-11</text:p>
          </table:table-cell>
          <table:table-cell office:value-type="string" calcext:value-type="string">
            <text:p>dn3</text:p>
          </table:table-cell>
          <table:table-cell office:value-type="float" office:value="5.97601E-015" calcext:value-type="float">
            <text:p>5,97601E-15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70000000" calcext:value-type="float">
            <text:p>170000000</text:p>
          </table:table-cell>
          <table:table-cell/>
        </table:table-row>
        <table:table-row table:style-name="ro1">
          <table:table-cell office:value-type="float" office:value="0.018" calcext:value-type="float">
            <text:p>0,018</text:p>
          </table:table-cell>
          <table:table-cell office:value-type="float" office:value="1499220000000" calcext:value-type="float">
            <text:p>1499220000000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11414" calcext:value-type="float">
            <text:p>0,11414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0243451" calcext:value-type="float">
            <text:p>-2,43451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1209460" calcext:value-type="float">
            <text:p>-1209460</text:p>
          </table:table-cell>
          <table:table-cell office:value-type="string" calcext:value-type="string">
            <text:p>dn1</text:p>
          </table:table-cell>
          <table:table-cell office:value-type="float" office:value="-0.0000000000112141" calcext:value-type="float">
            <text:p>-1,12141E-11</text:p>
          </table:table-cell>
          <table:table-cell office:value-type="string" calcext:value-type="string">
            <text:p>dn2</text:p>
          </table:table-cell>
          <table:table-cell office:value-type="float" office:value="0.0000000000112114" calcext:value-type="float">
            <text:p>1,12114E-11</text:p>
          </table:table-cell>
          <table:table-cell office:value-type="string" calcext:value-type="string">
            <text:p>dn3</text:p>
          </table:table-cell>
          <table:table-cell office:value-type="float" office:value="2.71489E-015" calcext:value-type="float">
            <text:p>2,71489E-15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000000" calcext:value-type="float">
            <text:p>180000000</text:p>
          </table:table-cell>
          <table:table-cell/>
        </table:table-row>
        <table:table-row table:style-name="ro1">
          <table:table-cell office:value-type="float" office:value="0.019" calcext:value-type="float">
            <text:p>0,019</text:p>
          </table:table-cell>
          <table:table-cell office:value-type="float" office:value="1497290000000" calcext:value-type="float">
            <text:p>1497290000000</text:p>
          </table:table-cell>
          <table:table-cell office:value-type="float" office:value="0.864799" calcext:value-type="float">
            <text:p>0,864799</text:p>
          </table:table-cell>
          <table:table-cell office:value-type="float" office:value="0.114141" calcext:value-type="float">
            <text:p>0,114141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8.27809E-015" calcext:value-type="float">
            <text:p>8,27809E-15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502457" calcext:value-type="float">
            <text:p>-502457</text:p>
          </table:table-cell>
          <table:table-cell office:value-type="string" calcext:value-type="string">
            <text:p>dn1</text:p>
          </table:table-cell>
          <table:table-cell office:value-type="float" office:value="-0.0000000000264978" calcext:value-type="float">
            <text:p>-2,64978E-11</text:p>
          </table:table-cell>
          <table:table-cell office:value-type="string" calcext:value-type="string">
            <text:p>dn2</text:p>
          </table:table-cell>
          <table:table-cell office:value-type="float" office:value="0.0000000000264967" calcext:value-type="float">
            <text:p>2,64967E-11</text:p>
          </table:table-cell>
          <table:table-cell office:value-type="string" calcext:value-type="string">
            <text:p>dn3</text:p>
          </table:table-cell>
          <table:table-cell office:value-type="float" office:value="1.12721E-015" calcext:value-type="float">
            <text:p>1,12721E-15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000000" calcext:value-type="float">
            <text:p>190000000</text:p>
          </table:table-cell>
          <table:table-cell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498030000000" calcext:value-type="float">
            <text:p>1498030000000</text:p>
          </table:table-cell>
          <table:table-cell office:value-type="float" office:value="0.864798" calcext:value-type="float">
            <text:p>0,864798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0128786" calcext:value-type="float">
            <text:p>-1,28786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187458" calcext:value-type="float">
            <text:p>-187458</text:p>
          </table:table-cell>
          <table:table-cell office:value-type="string" calcext:value-type="string">
            <text:p>dn1</text:p>
          </table:table-cell>
          <table:table-cell office:value-type="float" office:value="-0.000000000020381" calcext:value-type="float">
            <text:p>-2,0381E-11</text:p>
          </table:table-cell>
          <table:table-cell office:value-type="string" calcext:value-type="string">
            <text:p>dn2</text:p>
          </table:table-cell>
          <table:table-cell office:value-type="float" office:value="0.0000000000203806" calcext:value-type="float">
            <text:p>2,03806E-11</text:p>
          </table:table-cell>
          <table:table-cell office:value-type="string" calcext:value-type="string">
            <text:p>dn3</text:p>
          </table:table-cell>
          <table:table-cell office:value-type="float" office:value="4.19324E-016" calcext:value-type="float">
            <text:p>4,19324E-16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00" calcext:value-type="float">
            <text:p>200000000</text:p>
          </table:table-cell>
          <table:table-cell/>
        </table:table-row>
        <table:table-row table:style-name="ro1">
          <table:table-cell office:value-type="float" office:value="0.021" calcext:value-type="float">
            <text:p>0,021</text:p>
          </table:table-cell>
          <table:table-cell office:value-type="float" office:value="1499060000000" calcext:value-type="float">
            <text:p>1499060000000</text:p>
          </table:table-cell>
          <table:table-cell office:value-type="float" office:value="0.864798" calcext:value-type="float">
            <text:p>0,864798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109492" calcext:value-type="float">
            <text:p>-1,09492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59567.4" calcext:value-type="float">
            <text:p>-59567,4</text:p>
          </table:table-cell>
          <table:table-cell office:value-type="string" calcext:value-type="string">
            <text:p>dn1</text:p>
          </table:table-cell>
          <table:table-cell office:value-type="float" office:value="-0.0000000000120643" calcext:value-type="float">
            <text:p>-1,20643E-11</text:p>
          </table:table-cell>
          <table:table-cell office:value-type="string" calcext:value-type="string">
            <text:p>dn2</text:p>
          </table:table-cell>
          <table:table-cell office:value-type="float" office:value="0.0000000000120642" calcext:value-type="float">
            <text:p>1,20642E-11</text:p>
          </table:table-cell>
          <table:table-cell office:value-type="string" calcext:value-type="string">
            <text:p>dn3</text:p>
          </table:table-cell>
          <table:table-cell office:value-type="float" office:value="1.32615E-016" calcext:value-type="float">
            <text:p>1,32615E-16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10000000" calcext:value-type="float">
            <text:p>210000000</text:p>
          </table:table-cell>
          <table:table-cell/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float" office:value="1499790000000" calcext:value-type="float">
            <text:p>1499790000000</text:p>
          </table:table-cell>
          <table:table-cell office:value-type="float" office:value="0.864798" calcext:value-type="float">
            <text:p>0,864798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00650174" calcext:value-type="float">
            <text:p>6,50174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13408.1" calcext:value-type="float">
            <text:p>-13408,1</text:p>
          </table:table-cell>
          <table:table-cell office:value-type="string" calcext:value-type="string">
            <text:p>dn1</text:p>
          </table:table-cell>
          <table:table-cell office:value-type="float" office:value="-0.00000000000620322" calcext:value-type="float">
            <text:p>-6,20322E-12</text:p>
          </table:table-cell>
          <table:table-cell office:value-type="string" calcext:value-type="string">
            <text:p>dn2</text:p>
          </table:table-cell>
          <table:table-cell office:value-type="float" office:value="0.00000000000620319" calcext:value-type="float">
            <text:p>6,20319E-12</text:p>
          </table:table-cell>
          <table:table-cell office:value-type="string" calcext:value-type="string">
            <text:p>dn3</text:p>
          </table:table-cell>
          <table:table-cell office:value-type="float" office:value="2.95007E-017" calcext:value-type="float">
            <text:p>2,95007E-17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0000000" calcext:value-type="float">
            <text:p>220000000</text:p>
          </table:table-cell>
          <table:table-cell/>
        </table:table-row>
        <table:table-row table:style-name="ro1">
          <table:table-cell office:value-type="float" office:value="0.023" calcext:value-type="float">
            <text:p>0,023</text:p>
          </table:table-cell>
          <table:table-cell office:value-type="float" office:value="1500200000000" calcext:value-type="float">
            <text:p>150020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00808867" calcext:value-type="float">
            <text:p>8,08867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421.259" calcext:value-type="float">
            <text:p>421,259</text:p>
          </table:table-cell>
          <table:table-cell office:value-type="string" calcext:value-type="string">
            <text:p>dn1</text:p>
          </table:table-cell>
          <table:table-cell office:value-type="float" office:value="-0.00000000000287484" calcext:value-type="float">
            <text:p>-2,87484E-12</text:p>
          </table:table-cell>
          <table:table-cell office:value-type="string" calcext:value-type="string">
            <text:p>dn2</text:p>
          </table:table-cell>
          <table:table-cell office:value-type="float" office:value="0.00000000000287485" calcext:value-type="float">
            <text:p>2,87485E-12</text:p>
          </table:table-cell>
          <table:table-cell office:value-type="string" calcext:value-type="string">
            <text:p>dn3</text:p>
          </table:table-cell>
          <table:table-cell office:value-type="float" office:value="-1.22283E-018" calcext:value-type="float">
            <text:p>-1,22283E-18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30000000" calcext:value-type="float">
            <text:p>230000000</text:p>
          </table:table-cell>
          <table:table-cell/>
        </table:table-row>
        <table:table-row table:style-name="ro1">
          <table:table-cell office:value-type="float" office:value="0.024" calcext:value-type="float">
            <text:p>0,024</text:p>
          </table:table-cell>
          <table:table-cell office:value-type="float" office:value="1500410000000" calcext:value-type="float">
            <text:p>150041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0279499" calcext:value-type="float">
            <text:p>-2,79499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3011.91" calcext:value-type="float">
            <text:p>3011,91</text:p>
          </table:table-cell>
          <table:table-cell office:value-type="string" calcext:value-type="string">
            <text:p>dn1</text:p>
          </table:table-cell>
          <table:table-cell office:value-type="float" office:value="-0.00000000000121109" calcext:value-type="float">
            <text:p>-1,21109E-12</text:p>
          </table:table-cell>
          <table:table-cell office:value-type="string" calcext:value-type="string">
            <text:p>dn2</text:p>
          </table:table-cell>
          <table:table-cell office:value-type="float" office:value="0.0000000000012111" calcext:value-type="float">
            <text:p>1,2111E-12</text:p>
          </table:table-cell>
          <table:table-cell office:value-type="string" calcext:value-type="string">
            <text:p>dn3</text:p>
          </table:table-cell>
          <table:table-cell office:value-type="float" office:value="-6.87503E-018" calcext:value-type="float">
            <text:p>-6,87503E-18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40000000" calcext:value-type="float">
            <text:p>240000000</text:p>
          </table:table-cell>
          <table:table-cell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1500500000000" calcext:value-type="float">
            <text:p>150050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1803" calcext:value-type="float">
            <text:p>-1,803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2471.64" calcext:value-type="float">
            <text:p>2471,64</text:p>
          </table:table-cell>
          <table:table-cell office:value-type="string" calcext:value-type="string">
            <text:p>dn1</text:p>
          </table:table-cell>
          <table:table-cell office:value-type="float" office:value="-0.000000000000458435" calcext:value-type="float">
            <text:p>-4,58435E-13</text:p>
          </table:table-cell>
          <table:table-cell office:value-type="string" calcext:value-type="string">
            <text:p>dn2</text:p>
          </table:table-cell>
          <table:table-cell office:value-type="float" office:value="0.000000000000458441" calcext:value-type="float">
            <text:p>4,58441E-13</text:p>
          </table:table-cell>
          <table:table-cell office:value-type="string" calcext:value-type="string">
            <text:p>dn3</text:p>
          </table:table-cell>
          <table:table-cell office:value-type="float" office:value="-5.59148E-018" calcext:value-type="float">
            <text:p>-5,59148E-18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50000000" calcext:value-type="float">
            <text:p>250000000</text:p>
          </table:table-cell>
          <table:table-cell/>
        </table:table-row>
        <table:table-row table:style-name="ro1">
          <table:table-cell office:value-type="float" office:value="0.026" calcext:value-type="float">
            <text:p>0,026</text:p>
          </table:table-cell>
          <table:table-cell office:value-type="float" office:value="1500540000000" calcext:value-type="float">
            <text:p>150054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157679" calcext:value-type="float">
            <text:p>-1,57679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1500.58" calcext:value-type="float">
            <text:p>1500,58</text:p>
          </table:table-cell>
          <table:table-cell office:value-type="string" calcext:value-type="string">
            <text:p>dn1</text:p>
          </table:table-cell>
          <table:table-cell office:value-type="float" office:value="-0.00000000000014922" calcext:value-type="float">
            <text:p>-1,4922E-13</text:p>
          </table:table-cell>
          <table:table-cell office:value-type="string" calcext:value-type="string">
            <text:p>dn2</text:p>
          </table:table-cell>
          <table:table-cell office:value-type="float" office:value="0.000000000000149224" calcext:value-type="float">
            <text:p>1,49224E-13</text:p>
          </table:table-cell>
          <table:table-cell office:value-type="string" calcext:value-type="string">
            <text:p>dn3</text:p>
          </table:table-cell>
          <table:table-cell office:value-type="float" office:value="-3.37893E-018" calcext:value-type="float">
            <text:p>-3,37893E-18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60000000" calcext:value-type="float">
            <text:p>260000000</text:p>
          </table:table-cell>
          <table:table-cell/>
        </table:table-row>
        <table:table-row table:style-name="ro1">
          <table:table-cell office:value-type="float" office:value="0.027" calcext:value-type="float">
            <text:p>0,027</text:p>
          </table:table-cell>
          <table:table-cell office:value-type="float" office:value="1500550000000" calcext:value-type="float">
            <text:p>150055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00924746" calcext:value-type="float">
            <text:p>9,24746E-14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783.776" calcext:value-type="float">
            <text:p>783,776</text:p>
          </table:table-cell>
          <table:table-cell office:value-type="string" calcext:value-type="string">
            <text:p>dn1</text:p>
          </table:table-cell>
          <table:table-cell office:value-type="float" office:value="-0.000000000000035863" calcext:value-type="float">
            <text:p>-3,5863E-14</text:p>
          </table:table-cell>
          <table:table-cell office:value-type="string" calcext:value-type="string">
            <text:p>dn2</text:p>
          </table:table-cell>
          <table:table-cell office:value-type="float" office:value="0.0000000000000358647" calcext:value-type="float">
            <text:p>3,58647E-14</text:p>
          </table:table-cell>
          <table:table-cell office:value-type="string" calcext:value-type="string">
            <text:p>dn3</text:p>
          </table:table-cell>
          <table:table-cell office:value-type="float" office:value="-1.76484E-018" calcext:value-type="float">
            <text:p>-1,76484E-18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70000000" calcext:value-type="float">
            <text:p>270000000</text:p>
          </table:table-cell>
          <table:table-cell/>
        </table:table-row>
        <table:table-row table:style-name="ro1">
          <table:table-cell office:value-type="float" office:value="0.028" calcext:value-type="float">
            <text:p>0,028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310217" calcext:value-type="float">
            <text:p>-3,10217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367.907" calcext:value-type="float">
            <text:p>367,907</text:p>
          </table:table-cell>
          <table:table-cell office:value-type="string" calcext:value-type="string">
            <text:p>dn1</text:p>
          </table:table-cell>
          <table:table-cell office:value-type="float" office:value="-8.96764E-016" calcext:value-type="float">
            <text:p>-8,96764E-16</text:p>
          </table:table-cell>
          <table:table-cell office:value-type="string" calcext:value-type="string">
            <text:p>dn2</text:p>
          </table:table-cell>
          <table:table-cell office:value-type="float" office:value="8.9759E-016" calcext:value-type="float">
            <text:p>8,9759E-16</text:p>
          </table:table-cell>
          <table:table-cell office:value-type="string" calcext:value-type="string">
            <text:p>dn3</text:p>
          </table:table-cell>
          <table:table-cell office:value-type="float" office:value="-8.25843E-019" calcext:value-type="float">
            <text:p>-8,25843E-19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0000000" calcext:value-type="float">
            <text:p>280000000</text:p>
          </table:table-cell>
          <table:table-cell/>
        </table:table-row>
        <table:table-row table:style-name="ro1">
          <table:table-cell office:value-type="float" office:value="0.029" calcext:value-type="float">
            <text:p>0,029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-0.000000000000580709" calcext:value-type="float">
            <text:p>-5,80709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156.993" calcext:value-type="float">
            <text:p>156,993</text:p>
          </table:table-cell>
          <table:table-cell office:value-type="string" calcext:value-type="string">
            <text:p>dn1</text:p>
          </table:table-cell>
          <table:table-cell office:value-type="float" office:value="6.33471E-015" calcext:value-type="float">
            <text:p>6,33471E-15</text:p>
          </table:table-cell>
          <table:table-cell office:value-type="string" calcext:value-type="string">
            <text:p>dn2</text:p>
          </table:table-cell>
          <table:table-cell office:value-type="float" office:value="-6.33436E-015" calcext:value-type="float">
            <text:p>-6,33436E-15</text:p>
          </table:table-cell>
          <table:table-cell office:value-type="string" calcext:value-type="string">
            <text:p>dn3</text:p>
          </table:table-cell>
          <table:table-cell office:value-type="float" office:value="-3.5239E-019" calcext:value-type="float">
            <text:p>-3,5239E-19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90000000" calcext:value-type="float">
            <text:p>290000000</text:p>
          </table:table-cell>
          <table:table-cell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0138563" calcext:value-type="float">
            <text:p>1,38563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60.3811" calcext:value-type="float">
            <text:p>60,3811</text:p>
          </table:table-cell>
          <table:table-cell office:value-type="string" calcext:value-type="string">
            <text:p>dn1</text:p>
          </table:table-cell>
          <table:table-cell office:value-type="float" office:value="5.54933E-015" calcext:value-type="float">
            <text:p>5,54933E-15</text:p>
          </table:table-cell>
          <table:table-cell office:value-type="string" calcext:value-type="string">
            <text:p>dn2</text:p>
          </table:table-cell>
          <table:table-cell office:value-type="float" office:value="-5.54919E-015" calcext:value-type="float">
            <text:p>-5,54919E-15</text:p>
          </table:table-cell>
          <table:table-cell office:value-type="string" calcext:value-type="string">
            <text:p>dn3</text:p>
          </table:table-cell>
          <table:table-cell office:value-type="float" office:value="-1.36316E-019" calcext:value-type="float">
            <text:p>-1,36316E-19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000" calcext:value-type="float">
            <text:p>300000000</text:p>
          </table:table-cell>
          <table:table-cell/>
        </table:table-row>
        <table:table-row table:style-name="ro1">
          <table:table-cell office:value-type="float" office:value="0.031" calcext:value-type="float">
            <text:p>0,031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00035" calcext:value-type="float">
            <text:p>1,000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20.1484" calcext:value-type="float">
            <text:p>20,1484</text:p>
          </table:table-cell>
          <table:table-cell office:value-type="string" calcext:value-type="string">
            <text:p>dn1</text:p>
          </table:table-cell>
          <table:table-cell office:value-type="float" office:value="3.45521E-015" calcext:value-type="float">
            <text:p>3,45521E-15</text:p>
          </table:table-cell>
          <table:table-cell office:value-type="string" calcext:value-type="string">
            <text:p>dn2</text:p>
          </table:table-cell>
          <table:table-cell office:value-type="float" office:value="-3.45516E-015" calcext:value-type="float">
            <text:p>-3,45516E-15</text:p>
          </table:table-cell>
          <table:table-cell office:value-type="string" calcext:value-type="string">
            <text:p>dn3</text:p>
          </table:table-cell>
          <table:table-cell office:value-type="float" office:value="-4.6865E-020" calcext:value-type="float">
            <text:p>-4,6865E-20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10000000" calcext:value-type="float">
            <text:p>310000000</text:p>
          </table:table-cell>
          <table:table-cell/>
        </table:table-row>
        <table:table-row table:style-name="ro1">
          <table:table-cell office:value-type="float" office:value="0.032" calcext:value-type="float">
            <text:p>0,032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0720528" calcext:value-type="float">
            <text:p>7,20528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5.12483" calcext:value-type="float">
            <text:p>5,12483</text:p>
          </table:table-cell>
          <table:table-cell office:value-type="string" calcext:value-type="string">
            <text:p>dn1</text:p>
          </table:table-cell>
          <table:table-cell office:value-type="float" office:value="1.8336E-015" calcext:value-type="float">
            <text:p>1,8336E-15</text:p>
          </table:table-cell>
          <table:table-cell office:value-type="string" calcext:value-type="string">
            <text:p>dn2</text:p>
          </table:table-cell>
          <table:table-cell office:value-type="float" office:value="-1.83359E-015" calcext:value-type="float">
            <text:p>-1,83359E-15</text:p>
          </table:table-cell>
          <table:table-cell office:value-type="string" calcext:value-type="string">
            <text:p>dn3</text:p>
          </table:table-cell>
          <table:table-cell office:value-type="float" office:value="-1.28948E-020" calcext:value-type="float">
            <text:p>-1,28948E-20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20000000" calcext:value-type="float">
            <text:p>320000000</text:p>
          </table:table-cell>
          <table:table-cell/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1996" calcext:value-type="float">
            <text:p>1,1996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.372898" calcext:value-type="float">
            <text:p>0,372898</text:p>
          </table:table-cell>
          <table:table-cell office:value-type="string" calcext:value-type="string">
            <text:p>dn1</text:p>
          </table:table-cell>
          <table:table-cell office:value-type="float" office:value="8.70949E-016" calcext:value-type="float">
            <text:p>8,70949E-16</text:p>
          </table:table-cell>
          <table:table-cell office:value-type="string" calcext:value-type="string">
            <text:p>dn2</text:p>
          </table:table-cell>
          <table:table-cell office:value-type="float" office:value="-8.70946E-016" calcext:value-type="float">
            <text:p>-8,70946E-16</text:p>
          </table:table-cell>
          <table:table-cell office:value-type="string" calcext:value-type="string">
            <text:p>dn3</text:p>
          </table:table-cell>
          <table:table-cell office:value-type="float" office:value="-2.68574E-021" calcext:value-type="float">
            <text:p>-2,68574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30000000" calcext:value-type="float">
            <text:p>330000000</text:p>
          </table:table-cell>
          <table:table-cell/>
        </table:table-row>
        <table:table-row table:style-name="ro1">
          <table:table-cell office:value-type="float" office:value="0.034" calcext:value-type="float">
            <text:p>0,034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41489" calcext:value-type="float">
            <text:p>1,41489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723832" calcext:value-type="float">
            <text:p>-0,723832</text:p>
          </table:table-cell>
          <table:table-cell office:value-type="string" calcext:value-type="string">
            <text:p>dn1</text:p>
          </table:table-cell>
          <table:table-cell office:value-type="float" office:value="3.75307E-016" calcext:value-type="float">
            <text:p>3,75307E-16</text:p>
          </table:table-cell>
          <table:table-cell office:value-type="string" calcext:value-type="string">
            <text:p>dn2</text:p>
          </table:table-cell>
          <table:table-cell office:value-type="float" office:value="-3.75306E-016" calcext:value-type="float">
            <text:p>-3,75306E-16</text:p>
          </table:table-cell>
          <table:table-cell office:value-type="string" calcext:value-type="string">
            <text:p>dn3</text:p>
          </table:table-cell>
          <table:table-cell office:value-type="float" office:value="-4.2838E-022" calcext:value-type="float">
            <text:p>-4,2838E-22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40000000" calcext:value-type="float">
            <text:p>340000000</text:p>
          </table:table-cell>
          <table:table-cell/>
        </table:table-row>
        <table:table-row table:style-name="ro1">
          <table:table-cell office:value-type="float" office:value="0.035" calcext:value-type="float">
            <text:p>0,035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34231" calcext:value-type="float">
            <text:p>1,34231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798091" calcext:value-type="float">
            <text:p>-0,798091</text:p>
          </table:table-cell>
          <table:table-cell office:value-type="string" calcext:value-type="string">
            <text:p>dn1</text:p>
          </table:table-cell>
          <table:table-cell office:value-type="float" office:value="1.33932E-016" calcext:value-type="float">
            <text:p>1,33932E-16</text:p>
          </table:table-cell>
          <table:table-cell office:value-type="string" calcext:value-type="string">
            <text:p>dn2</text:p>
          </table:table-cell>
          <table:table-cell office:value-type="float" office:value="-1.33932E-016" calcext:value-type="float">
            <text:p>-1,33932E-16</text:p>
          </table:table-cell>
          <table:table-cell office:value-type="string" calcext:value-type="string">
            <text:p>dn3</text:p>
          </table:table-cell>
          <table:table-cell office:value-type="float" office:value="-1.93267E-022" calcext:value-type="float">
            <text:p>-1,93267E-22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0000000" calcext:value-type="float">
            <text:p>350000000</text:p>
          </table:table-cell>
          <table:table-cell/>
        </table:table-row>
        <table:table-row table:style-name="ro1">
          <table:table-cell office:value-type="float" office:value="0.036" calcext:value-type="float">
            <text:p>0,036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00987" calcext:value-type="float">
            <text:p>1,00987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551745" calcext:value-type="float">
            <text:p>-0,551745</text:p>
          </table:table-cell>
          <table:table-cell office:value-type="string" calcext:value-type="string">
            <text:p>dn1</text:p>
          </table:table-cell>
          <table:table-cell office:value-type="float" office:value="-1.20001E-017" calcext:value-type="float">
            <text:p>-1,20001E-17</text:p>
          </table:table-cell>
          <table:table-cell office:value-type="string" calcext:value-type="string">
            <text:p>dn2</text:p>
          </table:table-cell>
          <table:table-cell office:value-type="float" office:value="1.20005E-017" calcext:value-type="float">
            <text:p>1,20005E-17</text:p>
          </table:table-cell>
          <table:table-cell office:value-type="string" calcext:value-type="string">
            <text:p>dn3</text:p>
          </table:table-cell>
          <table:table-cell office:value-type="float" office:value="-4.32165E-022" calcext:value-type="float">
            <text:p>-4,32165E-22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0000000" calcext:value-type="float">
            <text:p>360000000</text:p>
          </table:table-cell>
          <table:table-cell/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0826915" calcext:value-type="float">
            <text:p>8,26915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.163732" calcext:value-type="float">
            <text:p>0,163732</text:p>
          </table:table-cell>
          <table:table-cell office:value-type="string" calcext:value-type="string">
            <text:p>dn1</text:p>
          </table:table-cell>
          <table:table-cell office:value-type="float" office:value="-2.75453E-017" calcext:value-type="float">
            <text:p>-2,75453E-17</text:p>
          </table:table-cell>
          <table:table-cell office:value-type="string" calcext:value-type="string">
            <text:p>dn2</text:p>
          </table:table-cell>
          <table:table-cell office:value-type="float" office:value="2.75471E-017" calcext:value-type="float">
            <text:p>2,75471E-17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70000000" calcext:value-type="float">
            <text:p>370000000</text:p>
          </table:table-cell>
          <table:table-cell/>
        </table:table-row>
        <table:table-row table:style-name="ro1">
          <table:table-cell office:value-type="float" office:value="0.038" calcext:value-type="float">
            <text:p>0,038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0955062" calcext:value-type="float">
            <text:p>9,55062E-13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.109818" calcext:value-type="float">
            <text:p>0,109818</text:p>
          </table:table-cell>
          <table:table-cell office:value-type="string" calcext:value-type="string">
            <text:p>dn1</text:p>
          </table:table-cell>
          <table:table-cell office:value-type="float" office:value="-9.09808E-018" calcext:value-type="float">
            <text:p>-9,09808E-18</text:p>
          </table:table-cell>
          <table:table-cell office:value-type="string" calcext:value-type="string">
            <text:p>dn2</text:p>
          </table:table-cell>
          <table:table-cell office:value-type="float" office:value="9.09995E-018" calcext:value-type="float">
            <text:p>9,09995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80000000" calcext:value-type="float">
            <text:p>380000000</text:p>
          </table:table-cell>
          <table:table-cell/>
        </table:table-row>
        <table:table-row table:style-name="ro1">
          <table:table-cell office:value-type="float" office:value="0.039" calcext:value-type="float">
            <text:p>0,039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0608" calcext:value-type="float">
            <text:p>1,20608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.00420872" calcext:value-type="float">
            <text:p>0,00420872</text:p>
          </table:table-cell>
          <table:table-cell office:value-type="string" calcext:value-type="string">
            <text:p>dn1</text:p>
          </table:table-cell>
          <table:table-cell office:value-type="float" office:value="7.54512E-018" calcext:value-type="float">
            <text:p>7,54512E-18</text:p>
          </table:table-cell>
          <table:table-cell office:value-type="string" calcext:value-type="string">
            <text:p>dn2</text:p>
          </table:table-cell>
          <table:table-cell office:value-type="float" office:value="-7.54325E-018" calcext:value-type="float">
            <text:p>-7,54325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0000000" calcext:value-type="float">
            <text:p>390000000</text:p>
          </table:table-cell>
          <table:table-cell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227" calcext:value-type="float">
            <text:p>1,21227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0.00160469" calcext:value-type="float">
            <text:p>0,00160469</text:p>
          </table:table-cell>
          <table:table-cell office:value-type="string" calcext:value-type="string">
            <text:p>dn1</text:p>
          </table:table-cell>
          <table:table-cell office:value-type="float" office:value="-6.03371E-018" calcext:value-type="float">
            <text:p>-6,03371E-18</text:p>
          </table:table-cell>
          <table:table-cell office:value-type="string" calcext:value-type="string">
            <text:p>dn2</text:p>
          </table:table-cell>
          <table:table-cell office:value-type="float" office:value="6.03558E-018" calcext:value-type="float">
            <text:p>6,0355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000" calcext:value-type="float">
            <text:p>400000000</text:p>
          </table:table-cell>
          <table:table-cell/>
        </table:table-row>
        <table:table-row table:style-name="ro1">
          <table:table-cell office:value-type="float" office:value="0.041" calcext:value-type="float">
            <text:p>0,041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44" calcext:value-type="float">
            <text:p>1,21644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46896" calcext:value-type="float">
            <text:p>-0,000146896</text:p>
          </table:table-cell>
          <table:table-cell office:value-type="string" calcext:value-type="string">
            <text:p>dn1</text:p>
          </table:table-cell>
          <table:table-cell office:value-type="float" office:value="-3.43026E-018" calcext:value-type="float">
            <text:p>-3,43026E-18</text:p>
          </table:table-cell>
          <table:table-cell office:value-type="string" calcext:value-type="string">
            <text:p>dn2</text:p>
          </table:table-cell>
          <table:table-cell office:value-type="float" office:value="3.43213E-018" calcext:value-type="float">
            <text:p>3,43213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10000000" calcext:value-type="float">
            <text:p>410000000</text:p>
          </table:table-cell>
          <table:table-cell/>
        </table:table-row>
        <table:table-row table:style-name="ro1">
          <table:table-cell office:value-type="float" office:value="0.042" calcext:value-type="float">
            <text:p>0,042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0000000" calcext:value-type="float">
            <text:p>420000000</text:p>
          </table:table-cell>
          <table:table-cell/>
        </table:table-row>
        <table:table-row table:style-name="ro1">
          <table:table-cell office:value-type="float" office:value="0.043" calcext:value-type="float">
            <text:p>0,043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0000000" calcext:value-type="float">
            <text:p>430000000</text:p>
          </table:table-cell>
          <table:table-cell/>
        </table:table-row>
        <table:table-row table:style-name="ro1">
          <table:table-cell office:value-type="float" office:value="0.044" calcext:value-type="float">
            <text:p>0,044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40000000" calcext:value-type="float">
            <text:p>440000000</text:p>
          </table:table-cell>
          <table:table-cell/>
        </table:table-row>
        <table:table-row table:style-name="ro1">
          <table:table-cell office:value-type="float" office:value="0.045" calcext:value-type="float">
            <text:p>0,045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50000000" calcext:value-type="float">
            <text:p>450000000</text:p>
          </table:table-cell>
          <table:table-cell/>
        </table:table-row>
        <table:table-row table:style-name="ro1">
          <table:table-cell office:value-type="float" office:value="0.046" calcext:value-type="float">
            <text:p>0,046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0000000" calcext:value-type="float">
            <text:p>460000000</text:p>
          </table:table-cell>
          <table:table-cell/>
        </table:table-row>
        <table:table-row table:style-name="ro1">
          <table:table-cell office:value-type="float" office:value="0.047" calcext:value-type="float">
            <text:p>0,047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0000000" calcext:value-type="float">
            <text:p>470000000</text:p>
          </table:table-cell>
          <table:table-cell/>
        </table:table-row>
        <table:table-row table:style-name="ro1">
          <table:table-cell office:value-type="float" office:value="0.048" calcext:value-type="float">
            <text:p>0,048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80000000" calcext:value-type="float">
            <text:p>480000000</text:p>
          </table:table-cell>
          <table:table-cell/>
        </table:table-row>
        <table:table-row table:style-name="ro1">
          <table:table-cell office:value-type="float" office:value="0.049" calcext:value-type="float">
            <text:p>0,049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90000000" calcext:value-type="float">
            <text:p>490000000</text:p>
          </table:table-cell>
          <table:table-cell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00" calcext:value-type="float">
            <text:p>500000000</text:p>
          </table:table-cell>
          <table:table-cell/>
        </table:table-row>
        <table:table-row table:style-name="ro1">
          <table:table-cell office:value-type="float" office:value="0.051" calcext:value-type="float">
            <text:p>0,051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10000000" calcext:value-type="float">
            <text:p>510000000</text:p>
          </table:table-cell>
          <table:table-cell/>
        </table:table-row>
        <table:table-row table:style-name="ro1">
          <table:table-cell office:value-type="float" office:value="0.052" calcext:value-type="float">
            <text:p>0,052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20000000" calcext:value-type="float">
            <text:p>520000000</text:p>
          </table:table-cell>
          <table:table-cell/>
        </table:table-row>
        <table:table-row table:style-name="ro1">
          <table:table-cell office:value-type="float" office:value="0.053" calcext:value-type="float">
            <text:p>0,053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30000000" calcext:value-type="float">
            <text:p>530000000</text:p>
          </table:table-cell>
          <table:table-cell/>
        </table:table-row>
        <table:table-row table:style-name="ro1">
          <table:table-cell office:value-type="float" office:value="0.054" calcext:value-type="float">
            <text:p>0,054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40000000" calcext:value-type="float">
            <text:p>540000000</text:p>
          </table:table-cell>
          <table:table-cell/>
        </table:table-row>
        <table:table-row table:style-name="ro1">
          <table:table-cell office:value-type="float" office:value="0.055" calcext:value-type="float">
            <text:p>0,055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50000000" calcext:value-type="float">
            <text:p>550000000</text:p>
          </table:table-cell>
          <table:table-cell/>
        </table:table-row>
        <table:table-row table:style-name="ro1">
          <table:table-cell office:value-type="float" office:value="0.056" calcext:value-type="float">
            <text:p>0,056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0000000" calcext:value-type="float">
            <text:p>560000000</text:p>
          </table:table-cell>
          <table:table-cell/>
        </table:table-row>
        <table:table-row table:style-name="ro1">
          <table:table-cell office:value-type="float" office:value="0.057" calcext:value-type="float">
            <text:p>0,057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70000000" calcext:value-type="float">
            <text:p>570000000</text:p>
          </table:table-cell>
          <table:table-cell/>
        </table:table-row>
        <table:table-row table:style-name="ro1">
          <table:table-cell office:value-type="float" office:value="0.058" calcext:value-type="float">
            <text:p>0,058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80000000" calcext:value-type="float">
            <text:p>580000000</text:p>
          </table:table-cell>
          <table:table-cell/>
        </table:table-row>
        <table:table-row table:style-name="ro1">
          <table:table-cell office:value-type="float" office:value="0.059" calcext:value-type="float">
            <text:p>0,059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90000000" calcext:value-type="float">
            <text:p>590000000</text:p>
          </table:table-cell>
          <table:table-cell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00" calcext:value-type="float">
            <text:p>600000000</text:p>
          </table:table-cell>
          <table:table-cell/>
        </table:table-row>
        <table:table-row table:style-name="ro1">
          <table:table-cell office:value-type="float" office:value="0.061" calcext:value-type="float">
            <text:p>0,061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10000000" calcext:value-type="float">
            <text:p>610000000</text:p>
          </table:table-cell>
          <table:table-cell/>
        </table:table-row>
        <table:table-row table:style-name="ro1">
          <table:table-cell office:value-type="float" office:value="0.062" calcext:value-type="float">
            <text:p>0,062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20000000" calcext:value-type="float">
            <text:p>620000000</text:p>
          </table:table-cell>
          <table:table-cell/>
        </table:table-row>
        <table:table-row table:style-name="ro1">
          <table:table-cell office:value-type="float" office:value="0.063" calcext:value-type="float">
            <text:p>0,063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30000000" calcext:value-type="float">
            <text:p>630000000</text:p>
          </table:table-cell>
          <table:table-cell/>
        </table:table-row>
        <table:table-row table:style-name="ro1">
          <table:table-cell office:value-type="float" office:value="0.064" calcext:value-type="float">
            <text:p>0,064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40000000" calcext:value-type="float">
            <text:p>640000000</text:p>
          </table:table-cell>
          <table:table-cell/>
        </table:table-row>
        <table:table-row table:style-name="ro1">
          <table:table-cell office:value-type="float" office:value="0.065" calcext:value-type="float">
            <text:p>0,065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50000000" calcext:value-type="float">
            <text:p>650000000</text:p>
          </table:table-cell>
          <table:table-cell/>
        </table:table-row>
        <table:table-row table:style-name="ro1">
          <table:table-cell office:value-type="float" office:value="0.066" calcext:value-type="float">
            <text:p>0,066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60000000" calcext:value-type="float">
            <text:p>660000000</text:p>
          </table:table-cell>
          <table:table-cell/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70000000" calcext:value-type="float">
            <text:p>670000000</text:p>
          </table:table-cell>
          <table:table-cell/>
        </table:table-row>
        <table:table-row table:style-name="ro1">
          <table:table-cell office:value-type="float" office:value="0.068" calcext:value-type="float">
            <text:p>0,068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80000000" calcext:value-type="float">
            <text:p>680000000</text:p>
          </table:table-cell>
          <table:table-cell/>
        </table:table-row>
        <table:table-row table:style-name="ro1">
          <table:table-cell office:value-type="float" office:value="0.069" calcext:value-type="float">
            <text:p>0,069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90000000" calcext:value-type="float">
            <text:p>690000000</text:p>
          </table:table-cell>
          <table:table-cell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00" calcext:value-type="float">
            <text:p>700000000</text:p>
          </table:table-cell>
          <table:table-cell/>
        </table:table-row>
        <table:table-row table:style-name="ro1">
          <table:table-cell office:value-type="float" office:value="0.071" calcext:value-type="float">
            <text:p>0,071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10000000" calcext:value-type="float">
            <text:p>710000000</text:p>
          </table:table-cell>
          <table:table-cell/>
        </table:table-row>
        <table:table-row table:style-name="ro1">
          <table:table-cell office:value-type="float" office:value="0.072" calcext:value-type="float">
            <text:p>0,072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20000000" calcext:value-type="float">
            <text:p>720000000</text:p>
          </table:table-cell>
          <table:table-cell/>
        </table:table-row>
        <table:table-row table:style-name="ro1">
          <table:table-cell office:value-type="float" office:value="0.073" calcext:value-type="float">
            <text:p>0,073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30000000" calcext:value-type="float">
            <text:p>730000000</text:p>
          </table:table-cell>
          <table:table-cell/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40000000" calcext:value-type="float">
            <text:p>740000000</text:p>
          </table:table-cell>
          <table:table-cell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50000000" calcext:value-type="float">
            <text:p>750000000</text:p>
          </table:table-cell>
          <table:table-cell/>
        </table:table-row>
        <table:table-row table:style-name="ro1">
          <table:table-cell office:value-type="float" office:value="0.076" calcext:value-type="float">
            <text:p>0,076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60000000" calcext:value-type="float">
            <text:p>760000000</text:p>
          </table:table-cell>
          <table:table-cell/>
        </table:table-row>
        <table:table-row table:style-name="ro1">
          <table:table-cell office:value-type="float" office:value="0.077" calcext:value-type="float">
            <text:p>0,077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70000000" calcext:value-type="float">
            <text:p>770000000</text:p>
          </table:table-cell>
          <table:table-cell/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80000000" calcext:value-type="float">
            <text:p>780000000</text:p>
          </table:table-cell>
          <table:table-cell/>
        </table:table-row>
        <table:table-row table:style-name="ro1">
          <table:table-cell office:value-type="float" office:value="0.079" calcext:value-type="float">
            <text:p>0,079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90000000" calcext:value-type="float">
            <text:p>790000000</text:p>
          </table:table-cell>
          <table:table-cell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000" calcext:value-type="float">
            <text:p>800000000</text:p>
          </table:table-cell>
          <table:table-cell/>
        </table:table-row>
        <table:table-row table:style-name="ro1">
          <table:table-cell office:value-type="float" office:value="0.081" calcext:value-type="float">
            <text:p>0,081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10000000" calcext:value-type="float">
            <text:p>810000000</text:p>
          </table:table-cell>
          <table:table-cell/>
        </table:table-row>
        <table:table-row table:style-name="ro1">
          <table:table-cell office:value-type="float" office:value="0.082" calcext:value-type="float">
            <text:p>0,082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20000000" calcext:value-type="float">
            <text:p>820000000</text:p>
          </table:table-cell>
          <table:table-cell/>
        </table:table-row>
        <table:table-row table:style-name="ro1">
          <table:table-cell office:value-type="float" office:value="0.083" calcext:value-type="float">
            <text:p>0,083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30000000" calcext:value-type="float">
            <text:p>830000000</text:p>
          </table:table-cell>
          <table:table-cell/>
        </table:table-row>
        <table:table-row table:style-name="ro1">
          <table:table-cell office:value-type="float" office:value="0.084" calcext:value-type="float">
            <text:p>0,084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40000000" calcext:value-type="float">
            <text:p>840000000</text:p>
          </table:table-cell>
          <table:table-cell/>
        </table:table-row>
        <table:table-row table:style-name="ro1">
          <table:table-cell office:value-type="float" office:value="0.085" calcext:value-type="float">
            <text:p>0,085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50000000" calcext:value-type="float">
            <text:p>850000000</text:p>
          </table:table-cell>
          <table:table-cell/>
        </table:table-row>
        <table:table-row table:style-name="ro1">
          <table:table-cell office:value-type="float" office:value="0.086" calcext:value-type="float">
            <text:p>0,086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60000000" calcext:value-type="float">
            <text:p>860000000</text:p>
          </table:table-cell>
          <table:table-cell/>
        </table:table-row>
        <table:table-row table:style-name="ro1">
          <table:table-cell office:value-type="float" office:value="0.087" calcext:value-type="float">
            <text:p>0,087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70000000" calcext:value-type="float">
            <text:p>870000000</text:p>
          </table:table-cell>
          <table:table-cell/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80000000" calcext:value-type="float">
            <text:p>880000000</text:p>
          </table:table-cell>
          <table:table-cell/>
        </table:table-row>
        <table:table-row table:style-name="ro1">
          <table:table-cell office:value-type="float" office:value="0.089" calcext:value-type="float">
            <text:p>0,089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0000000" calcext:value-type="float">
            <text:p>890000000</text:p>
          </table:table-cell>
          <table:table-cell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00" calcext:value-type="float">
            <text:p>900000000</text:p>
          </table:table-cell>
          <table:table-cell/>
        </table:table-row>
        <table:table-row table:style-name="ro1">
          <table:table-cell office:value-type="float" office:value="0.091" calcext:value-type="float">
            <text:p>0,091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10000000" calcext:value-type="float">
            <text:p>910000000</text:p>
          </table:table-cell>
          <table:table-cell/>
        </table:table-row>
        <table:table-row table:style-name="ro1">
          <table:table-cell office:value-type="float" office:value="0.092" calcext:value-type="float">
            <text:p>0,092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20000000" calcext:value-type="float">
            <text:p>920000000</text:p>
          </table:table-cell>
          <table:table-cell/>
        </table:table-row>
        <table:table-row table:style-name="ro1">
          <table:table-cell office:value-type="float" office:value="0.093" calcext:value-type="float">
            <text:p>0,093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30000000" calcext:value-type="float">
            <text:p>930000000</text:p>
          </table:table-cell>
          <table:table-cell/>
        </table:table-row>
        <table:table-row table:style-name="ro1">
          <table:table-cell office:value-type="float" office:value="0.094" calcext:value-type="float">
            <text:p>0,094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40000000" calcext:value-type="float">
            <text:p>940000000</text:p>
          </table:table-cell>
          <table:table-cell/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50000000" calcext:value-type="float">
            <text:p>950000000</text:p>
          </table:table-cell>
          <table:table-cell/>
        </table:table-row>
        <table:table-row table:style-name="ro1">
          <table:table-cell office:value-type="float" office:value="0.096" calcext:value-type="float">
            <text:p>0,096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60000000" calcext:value-type="float">
            <text:p>960000000</text:p>
          </table:table-cell>
          <table:table-cell/>
        </table:table-row>
        <table:table-row table:style-name="ro1">
          <table:table-cell office:value-type="float" office:value="0.097" calcext:value-type="float">
            <text:p>0,097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70000000" calcext:value-type="float">
            <text:p>970000000</text:p>
          </table:table-cell>
          <table:table-cell/>
        </table:table-row>
        <table:table-row table:style-name="ro1">
          <table:table-cell office:value-type="float" office:value="0.098" calcext:value-type="float">
            <text:p>0,098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80000000" calcext:value-type="float">
            <text:p>980000000</text:p>
          </table:table-cell>
          <table:table-cell/>
        </table:table-row>
        <table:table-row table:style-name="ro1">
          <table:table-cell office:value-type="float" office:value="0.099" calcext:value-type="float">
            <text:p>0,099</text:p>
          </table:table-cell>
          <table:table-cell office:value-type="float" office:value="1500560000000" calcext:value-type="float">
            <text:p>1500560000000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114142" calcext:value-type="float">
            <text:p>0,114142</text:p>
          </table:table-cell>
          <table:table-cell office:value-type="float" office:value="0.0210601" calcext:value-type="float">
            <text:p>0,0210601</text:p>
          </table:table-cell>
          <table:table-cell office:value-type="float" office:value="0.00000000000121635" calcext:value-type="float">
            <text:p>1,21635E-12</text:p>
          </table:table-cell>
          <table:table-cell/>
          <table:table-cell office:value-type="string" calcext:value-type="string">
            <text:p>dq</text:p>
          </table:table-cell>
          <table:table-cell office:value-type="float" office:value="-0.000111866" calcext:value-type="float">
            <text:p>-0,000111866</text:p>
          </table:table-cell>
          <table:table-cell office:value-type="string" calcext:value-type="string">
            <text:p>dn1</text:p>
          </table:table-cell>
          <table:table-cell office:value-type="float" office:value="-6.94042E-018" calcext:value-type="float">
            <text:p>-6,94042E-18</text:p>
          </table:table-cell>
          <table:table-cell office:value-type="string" calcext:value-type="string">
            <text:p>dn2</text:p>
          </table:table-cell>
          <table:table-cell office:value-type="float" office:value="6.94228E-018" calcext:value-type="float">
            <text:p>6,94228E-18</text:p>
          </table:table-cell>
          <table:table-cell office:value-type="string" calcext:value-type="string">
            <text:p>dn3</text:p>
          </table:table-cell>
          <table:table-cell office:value-type="float" office:value="-1.86469E-021" calcext:value-type="float">
            <text:p>-1,86469E-21</text:p>
          </table:table-cell>
          <table:table-cell office:value-type="string" calcext:value-type="string">
            <text:p>Di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90000000" calcext:value-type="float">
            <text:p>99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5T14:49:32.277000000</dc:date>
    <meta:editing-duration>PT6M54S</meta:editing-duration>
    <meta:editing-cycles>1</meta:editing-cycles>
    <meta:document-statistic meta:table-count="1" meta:cell-count="1718" meta:object-count="2"/>
    <meta:generator>LibreOffice/5.2.1.2$Windows_x86 LibreOffice_project/31dd62db80d4e60af04904455ec9c9219178d6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454cm" style:legend-expansion="high" chart:style-name="ch2"/>
        <chart:plot-area chart:style-name="ch3" table:cell-range-address="'Новый текстовый документ'.A1:'Новый текстовый документ'.A101 'Новый текстовый документ'.C1:'Новый текстовый документ'.F101" chart:data-source-has-labels="row" svg:x="0.32cm" svg:y="0.18cm" svg:width="13.646cm" svg:height="8.64cm">
          <chartooo:coordinate-region svg:x="1.153cm" svg:y="0.38cm" svg:width="12.482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Новый текстовый документ'.C2:'Новый текстовый документ'.C101" chart:label-cell-address="'Новый текстовый документ'.C1:'Новый текстовый документ'.C1" chart:class="chart:scatter">
            <chart:domain table:cell-range-address="'Новый текстовый документ'.A2:'Новый текстовый документ'.A101"/>
            <chart:data-point chart:repeated="100"/>
          </chart:series>
          <chart:series chart:style-name="ch7" chart:values-cell-range-address="'Новый текстовый документ'.D2:'Новый текстовый документ'.D101" chart:label-cell-address="'Новый текстовый документ'.D1:'Новый текстовый документ'.D1" chart:class="chart:scatter">
            <chart:data-point chart:repeated="100"/>
          </chart:series>
          <chart:series chart:style-name="ch8" chart:values-cell-range-address="'Новый текстовый документ'.E2:'Новый текстовый документ'.E101" chart:label-cell-address="'Новый текстовый документ'.E1:'Новый текстовый документ'.E1" chart:class="chart:scatter">
            <chart:data-point chart:repeated="100"/>
          </chart:series>
          <chart:series chart:style-name="ch9" chart:values-cell-range-address="'Новый текстовый документ'.F2:'Новый текстовый документ'.F101" chart:label-cell-address="'Новый текстовый документ'.F1:'Новый текстовый документ'.F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1</text:p>
                <draw:g>
                  <svg:desc>'Новый текстовый документ'.C1:'Новый текстовый документ'.C1</svg:desc>
                </draw:g>
              </table:table-cell>
              <table:table-cell office:value-type="string">
                <text:p>n2</text:p>
                <draw:g>
                  <svg:desc>'Новый текстовый документ'.D1:'Новый текстовый документ'.D1</svg:desc>
                </draw:g>
              </table:table-cell>
              <table:table-cell office:value-type="string">
                <text:p>n3</text:p>
                <draw:g>
                  <svg:desc>'Новый текстовый документ'.E1:'Новый текстовый документ'.E1</svg:desc>
                </draw:g>
              </table:table-cell>
              <table:table-cell office:value-type="string">
                <text:p>n4</text:p>
                <draw:g>
                  <svg:desc>'Новый текстовый документ'.F1:'Новый текстовый документ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Новый текстовый документ'.A2:'Новый текстовый документ'.A101</svg:desc>
                </draw:g>
              </table:table-cell>
              <table:table-cell office:value-type="float" office:value="1">
                <text:p>1</text:p>
                <draw:g>
                  <svg:desc>'Новый текстовый документ'.C2:'Новый текстовый документ'.C101</svg:desc>
                </draw:g>
              </table:table-cell>
              <table:table-cell office:value-type="float" office:value="0">
                <text:p>0</text:p>
                <draw:g>
                  <svg:desc>'Новый текстовый документ'.D2:'Новый текстовый документ'.D101</svg:desc>
                </draw:g>
              </table:table-cell>
              <table:table-cell office:value-type="float" office:value="0">
                <text:p>0</text:p>
                <draw:g>
                  <svg:desc>'Новый текстовый документ'.E2:'Новый текстовый документ'.E101</svg:desc>
                </draw:g>
              </table:table-cell>
              <table:table-cell office:value-type="float" office:value="0">
                <text:p>0</text:p>
                <draw:g>
                  <svg:desc>'Новый текстовый документ'.F2:'Новый текстовый документ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878448">
                <text:p>0.878448</text:p>
              </table:table-cell>
              <table:table-cell office:value-type="float" office:value="0.100896">
                <text:p>0.100896</text:p>
              </table:table-cell>
              <table:table-cell office:value-type="float" office:value="0.0206554">
                <text:p>0.0206554</text:p>
              </table:table-cell>
              <table:table-cell office:value-type="float" office:value="0.0000000000000975227">
                <text:p>0.0000000000000975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76802">
                <text:p>0.76802</text:p>
              </table:table-cell>
              <table:table-cell office:value-type="float" office:value="0.211138">
                <text:p>0.211138</text:p>
              </table:table-cell>
              <table:table-cell office:value-type="float" office:value="0.0208421">
                <text:p>0.0208421</text:p>
              </table:table-cell>
              <table:table-cell office:value-type="float" office:value="0.000000000000105985">
                <text:p>0.000000000000105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0.825221">
                <text:p>0.825221</text:p>
              </table:table-cell>
              <table:table-cell office:value-type="float" office:value="0.153767">
                <text:p>0.153767</text:p>
              </table:table-cell>
              <table:table-cell office:value-type="float" office:value="0.0210118">
                <text:p>0.0210118</text:p>
              </table:table-cell>
              <table:table-cell office:value-type="float" office:value="0.000000000000142487">
                <text:p>0.000000000000142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0.878715">
                <text:p>0.878715</text:p>
              </table:table-cell>
              <table:table-cell office:value-type="float" office:value="0.100233">
                <text:p>0.100233</text:p>
              </table:table-cell>
              <table:table-cell office:value-type="float" office:value="0.021052">
                <text:p>0.021052</text:p>
              </table:table-cell>
              <table:table-cell office:value-type="float" office:value="0.000000000000158335">
                <text:p>0.000000000000158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0.859855">
                <text:p>0.859855</text:p>
              </table:table-cell>
              <table:table-cell office:value-type="float" office:value="0.119085">
                <text:p>0.119085</text:p>
              </table:table-cell>
              <table:table-cell office:value-type="float" office:value="0.0210594">
                <text:p>0.0210594</text:p>
              </table:table-cell>
              <table:table-cell office:value-type="float" office:value="0.000000000000165454">
                <text:p>0.000000000000165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0.867338">
                <text:p>0.867338</text:p>
              </table:table-cell>
              <table:table-cell office:value-type="float" office:value="0.111602">
                <text:p>0.111602</text:p>
              </table:table-cell>
              <table:table-cell office:value-type="float" office:value="0.02106">
                <text:p>0.02106</text:p>
              </table:table-cell>
              <table:table-cell office:value-type="float" office:value="0.000000000000136283">
                <text:p>0.000000000000136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0.862244">
                <text:p>0.862244</text:p>
              </table:table-cell>
              <table:table-cell office:value-type="float" office:value="0.116696">
                <text:p>0.116696</text:p>
              </table:table-cell>
              <table:table-cell office:value-type="float" office:value="0.0210599">
                <text:p>0.0210599</text:p>
              </table:table-cell>
              <table:table-cell office:value-type="float" office:value="0.000000000000114277">
                <text:p>0.000000000000114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0.865829">
                <text:p>0.865829</text:p>
              </table:table-cell>
              <table:table-cell office:value-type="float" office:value="0.113111">
                <text:p>0.113111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018454">
                <text:p>0.000000000000018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0.863948">
                <text:p>0.863948</text:p>
              </table:table-cell>
              <table:table-cell office:value-type="float" office:value="0.114992">
                <text:p>0.11499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274052">
                <text:p>-0.0000000000000274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.864694">
                <text:p>0.864694</text:p>
              </table:table-cell>
              <table:table-cell office:value-type="float" office:value="0.114246">
                <text:p>0.114246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0388578">
                <text:p>0.0000000000000388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0.864149">
                <text:p>0.864149</text:p>
              </table:table-cell>
              <table:table-cell office:value-type="float" office:value="0.114791">
                <text:p>0.114791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123544">
                <text:p>0.000000000000123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0.864573">
                <text:p>0.864573</text:p>
              </table:table-cell>
              <table:table-cell office:value-type="float" office:value="0.114367">
                <text:p>0.114367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450681">
                <text:p>-0.0000000000000450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0.864809">
                <text:p>0.864809</text:p>
              </table:table-cell>
              <table:table-cell office:value-type="float" office:value="0.114131">
                <text:p>0.114131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553238">
                <text:p>-0.0000000000000553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0.864849">
                <text:p>0.864849</text:p>
              </table:table-cell>
              <table:table-cell office:value-type="float" office:value="0.114091">
                <text:p>0.114091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839433">
                <text:p>-0.0000000000000839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0.864826">
                <text:p>0.864826</text:p>
              </table:table-cell>
              <table:table-cell office:value-type="float" office:value="0.114114">
                <text:p>0.114114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152496">
                <text:p>-0.000000000000152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.86481">
                <text:p>0.86481</text:p>
              </table:table-cell>
              <table:table-cell office:value-type="float" office:value="0.11413">
                <text:p>0.11413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159695">
                <text:p>-0.000000000000159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0.864804">
                <text:p>0.864804</text:p>
              </table:table-cell>
              <table:table-cell office:value-type="float" office:value="0.114136">
                <text:p>0.114136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15897">
                <text:p>-0.000000000000015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0.8648">
                <text:p>0.8648</text:p>
              </table:table-cell>
              <table:table-cell office:value-type="float" office:value="0.11414">
                <text:p>0.11414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243451">
                <text:p>-0.0000000000000243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0.864799">
                <text:p>0.864799</text:p>
              </table:table-cell>
              <table:table-cell office:value-type="float" office:value="0.114141">
                <text:p>0.114141</text:p>
              </table:table-cell>
              <table:table-cell office:value-type="float" office:value="0.0210601">
                <text:p>0.0210601</text:p>
              </table:table-cell>
              <table:table-cell office:value-type="float" office:value="8.27809E-015">
                <text:p>8.27809E-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0.864798">
                <text:p>0.864798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128786">
                <text:p>-0.0000000000000128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0.864798">
                <text:p>0.864798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109492">
                <text:p>-0.000000000000109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0.864798">
                <text:p>0.864798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0650174">
                <text:p>0.0000000000000650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0808867">
                <text:p>0.00000000000008088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279499">
                <text:p>-0.0000000000000279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1803">
                <text:p>-0.0000000000001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157679">
                <text:p>-0.000000000000157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0924746">
                <text:p>0.0000000000000924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310217">
                <text:p>-0.000000000000310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580709">
                <text:p>-0.000000000000580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138563">
                <text:p>0.000000000000138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00035">
                <text:p>0.00000000000100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720528">
                <text:p>0.000000000000720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1996">
                <text:p>0.0000000000011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41489">
                <text:p>0.000000000001414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34231">
                <text:p>0.00000000000134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00987">
                <text:p>0.000000000001009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826915">
                <text:p>0.0000000000008269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955062">
                <text:p>0.0000000000009550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0608">
                <text:p>0.00000000000120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227">
                <text:p>0.000000000001212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44">
                <text:p>0.00000000000121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205cm" style:legend-expansion="high" chart:style-name="ch2"/>
        <chart:plot-area chart:style-name="ch3" table:cell-range-address="'Новый текстовый документ'.A2:'Новый текстовый документ'.F101 'Новый текстовый документ'.B1:'Новый текстовый документ'.F1" chart:data-source-has-labels="row" svg:x="0.32cm" svg:y="0.18cm" svg:width="13.646cm" svg:height="8.64cm">
          <chartooo:coordinate-region svg:x="3.085cm" svg:y="0.379cm" svg:width="10.5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Новый текстовый документ'.B2:'Новый текстовый документ'.B101" chart:label-cell-address="'Новый текстовый документ'.B1:'Новый текстовый документ'.B1" chart:class="chart:scatter">
            <chart:domain table:cell-range-address="'Новый текстовый документ'.A2:'Новый текстовый документ'.A101"/>
            <chart:data-point chart:repeated="100"/>
          </chart:series>
          <chart:series chart:style-name="ch7" chart:values-cell-range-address="'Новый текстовый документ'.C2:'Новый текстовый документ'.C101" chart:label-cell-address="'Новый текстовый документ'.C1:'Новый текстовый документ'.C1" chart:class="chart:scatter">
            <chart:data-point chart:repeated="100"/>
          </chart:series>
          <chart:series chart:style-name="ch8" chart:values-cell-range-address="'Новый текстовый документ'.D2:'Новый текстовый документ'.D101" chart:label-cell-address="'Новый текстовый документ'.D1:'Новый текстовый документ'.D1" chart:class="chart:scatter">
            <chart:data-point chart:repeated="100"/>
          </chart:series>
          <chart:series chart:style-name="ch9" chart:values-cell-range-address="'Новый текстовый документ'.E2:'Новый текстовый документ'.E101" chart:label-cell-address="'Новый текстовый документ'.E1:'Новый текстовый документ'.E1" chart:class="chart:scatter">
            <chart:data-point chart:repeated="100"/>
          </chart:series>
          <chart:series chart:style-name="ch10" chart:values-cell-range-address="'Новый текстовый документ'.F2:'Новый текстовый документ'.F101" chart:label-cell-address="'Новый текстовый документ'.F1:'Новый текстовый документ'.F1" chart:class="chart:scatte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q</text:p>
                <draw:g>
                  <svg:desc>'Новый текстовый документ'.B1:'Новый текстовый документ'.B1</svg:desc>
                </draw:g>
              </table:table-cell>
              <table:table-cell office:value-type="string">
                <text:p>n1</text:p>
                <draw:g>
                  <svg:desc>'Новый текстовый документ'.C1:'Новый текстовый документ'.C1</svg:desc>
                </draw:g>
              </table:table-cell>
              <table:table-cell office:value-type="string">
                <text:p>n2</text:p>
                <draw:g>
                  <svg:desc>'Новый текстовый документ'.D1:'Новый текстовый документ'.D1</svg:desc>
                </draw:g>
              </table:table-cell>
              <table:table-cell office:value-type="string">
                <text:p>n3</text:p>
                <draw:g>
                  <svg:desc>'Новый текстовый документ'.E1:'Новый текстовый документ'.E1</svg:desc>
                </draw:g>
              </table:table-cell>
              <table:table-cell office:value-type="string">
                <text:p>n4</text:p>
                <draw:g>
                  <svg:desc>'Новый текстовый документ'.F1:'Новый текстовый документ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Новый текстовый документ'.A2:'Новый текстовый документ'.A101</svg:desc>
                </draw:g>
              </table:table-cell>
              <table:table-cell office:value-type="float" office:value="1">
                <text:p>1</text:p>
                <draw:g>
                  <svg:desc>'Новый текстовый документ'.B2:'Новый текстовый документ'.B101</svg:desc>
                </draw:g>
              </table:table-cell>
              <table:table-cell office:value-type="float" office:value="1">
                <text:p>1</text:p>
                <draw:g>
                  <svg:desc>'Новый текстовый документ'.C2:'Новый текстовый документ'.C101</svg:desc>
                </draw:g>
              </table:table-cell>
              <table:table-cell office:value-type="float" office:value="0">
                <text:p>0</text:p>
                <draw:g>
                  <svg:desc>'Новый текстовый документ'.D2:'Новый текстовый документ'.D101</svg:desc>
                </draw:g>
              </table:table-cell>
              <table:table-cell office:value-type="float" office:value="0">
                <text:p>0</text:p>
                <draw:g>
                  <svg:desc>'Новый текстовый документ'.E2:'Новый текстовый документ'.E101</svg:desc>
                </draw:g>
              </table:table-cell>
              <table:table-cell office:value-type="float" office:value="0">
                <text:p>0</text:p>
                <draw:g>
                  <svg:desc>'Новый текстовый документ'.F2:'Новый текстовый документ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878448">
                <text:p>0.878448</text:p>
              </table:table-cell>
              <table:table-cell office:value-type="float" office:value="0.100896">
                <text:p>0.100896</text:p>
              </table:table-cell>
              <table:table-cell office:value-type="float" office:value="0.0206554">
                <text:p>0.0206554</text:p>
              </table:table-cell>
              <table:table-cell office:value-type="float" office:value="0.0000000000000975227">
                <text:p>0.0000000000000975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0.76802">
                <text:p>0.76802</text:p>
              </table:table-cell>
              <table:table-cell office:value-type="float" office:value="0.211138">
                <text:p>0.211138</text:p>
              </table:table-cell>
              <table:table-cell office:value-type="float" office:value="0.0208421">
                <text:p>0.0208421</text:p>
              </table:table-cell>
              <table:table-cell office:value-type="float" office:value="0.000000000000105985">
                <text:p>0.000000000000105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0.825221">
                <text:p>0.825221</text:p>
              </table:table-cell>
              <table:table-cell office:value-type="float" office:value="0.153767">
                <text:p>0.153767</text:p>
              </table:table-cell>
              <table:table-cell office:value-type="float" office:value="0.0210118">
                <text:p>0.0210118</text:p>
              </table:table-cell>
              <table:table-cell office:value-type="float" office:value="0.000000000000142487">
                <text:p>0.000000000000142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0.878715">
                <text:p>0.878715</text:p>
              </table:table-cell>
              <table:table-cell office:value-type="float" office:value="0.100233">
                <text:p>0.100233</text:p>
              </table:table-cell>
              <table:table-cell office:value-type="float" office:value="0.021052">
                <text:p>0.021052</text:p>
              </table:table-cell>
              <table:table-cell office:value-type="float" office:value="0.000000000000158335">
                <text:p>0.0000000000001583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0.859855">
                <text:p>0.859855</text:p>
              </table:table-cell>
              <table:table-cell office:value-type="float" office:value="0.119085">
                <text:p>0.119085</text:p>
              </table:table-cell>
              <table:table-cell office:value-type="float" office:value="0.0210594">
                <text:p>0.0210594</text:p>
              </table:table-cell>
              <table:table-cell office:value-type="float" office:value="0.000000000000165454">
                <text:p>0.000000000000165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0.867338">
                <text:p>0.867338</text:p>
              </table:table-cell>
              <table:table-cell office:value-type="float" office:value="0.111602">
                <text:p>0.111602</text:p>
              </table:table-cell>
              <table:table-cell office:value-type="float" office:value="0.02106">
                <text:p>0.02106</text:p>
              </table:table-cell>
              <table:table-cell office:value-type="float" office:value="0.000000000000136283">
                <text:p>0.000000000000136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4.217E-247">
                <text:p>4.217E-247</text:p>
              </table:table-cell>
              <table:table-cell office:value-type="float" office:value="0.862244">
                <text:p>0.862244</text:p>
              </table:table-cell>
              <table:table-cell office:value-type="float" office:value="0.116696">
                <text:p>0.116696</text:p>
              </table:table-cell>
              <table:table-cell office:value-type="float" office:value="0.0210599">
                <text:p>0.0210599</text:p>
              </table:table-cell>
              <table:table-cell office:value-type="float" office:value="0.000000000000114277">
                <text:p>0.000000000000114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4.90495E-078">
                <text:p>4.90495E-078</text:p>
              </table:table-cell>
              <table:table-cell office:value-type="float" office:value="0.865829">
                <text:p>0.865829</text:p>
              </table:table-cell>
              <table:table-cell office:value-type="float" office:value="0.113111">
                <text:p>0.113111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018454">
                <text:p>0.000000000000018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1.05416E-016">
                <text:p>1.05416E-016</text:p>
              </table:table-cell>
              <table:table-cell office:value-type="float" office:value="0.863948">
                <text:p>0.863948</text:p>
              </table:table-cell>
              <table:table-cell office:value-type="float" office:value="0.114992">
                <text:p>0.11499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274052">
                <text:p>-0.0000000000000274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118.173">
                <text:p>118.173</text:p>
              </table:table-cell>
              <table:table-cell office:value-type="float" office:value="0.864694">
                <text:p>0.864694</text:p>
              </table:table-cell>
              <table:table-cell office:value-type="float" office:value="0.114246">
                <text:p>0.114246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0388578">
                <text:p>0.00000000000003885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1">
                <text:p>0.011</text:p>
              </table:table-cell>
              <table:table-cell office:value-type="float" office:value="5225790000000">
                <text:p>5225790000000</text:p>
              </table:table-cell>
              <table:table-cell office:value-type="float" office:value="0.864149">
                <text:p>0.864149</text:p>
              </table:table-cell>
              <table:table-cell office:value-type="float" office:value="0.114791">
                <text:p>0.114791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123544">
                <text:p>0.000000000000123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">
                <text:p>0.012</text:p>
              </table:table-cell>
              <table:table-cell office:value-type="float" office:value="4420470000000">
                <text:p>4420470000000</text:p>
              </table:table-cell>
              <table:table-cell office:value-type="float" office:value="0.864573">
                <text:p>0.864573</text:p>
              </table:table-cell>
              <table:table-cell office:value-type="float" office:value="0.114367">
                <text:p>0.114367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450681">
                <text:p>-0.0000000000000450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">
                <text:p>0.013</text:p>
              </table:table-cell>
              <table:table-cell office:value-type="float" office:value="613765000000">
                <text:p>613765000000</text:p>
              </table:table-cell>
              <table:table-cell office:value-type="float" office:value="0.864809">
                <text:p>0.864809</text:p>
              </table:table-cell>
              <table:table-cell office:value-type="float" office:value="0.114131">
                <text:p>0.114131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553238">
                <text:p>-0.0000000000000553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4">
                <text:p>0.014</text:p>
              </table:table-cell>
              <table:table-cell office:value-type="float" office:value="1165290000000">
                <text:p>1165290000000</text:p>
              </table:table-cell>
              <table:table-cell office:value-type="float" office:value="0.864849">
                <text:p>0.864849</text:p>
              </table:table-cell>
              <table:table-cell office:value-type="float" office:value="0.114091">
                <text:p>0.114091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839433">
                <text:p>-0.0000000000000839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5">
                <text:p>0.015</text:p>
              </table:table-cell>
              <table:table-cell office:value-type="float" office:value="1603800000000">
                <text:p>1603800000000</text:p>
              </table:table-cell>
              <table:table-cell office:value-type="float" office:value="0.864826">
                <text:p>0.864826</text:p>
              </table:table-cell>
              <table:table-cell office:value-type="float" office:value="0.114114">
                <text:p>0.114114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152496">
                <text:p>-0.0000000000001524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1547240000000">
                <text:p>1547240000000</text:p>
              </table:table-cell>
              <table:table-cell office:value-type="float" office:value="0.86481">
                <text:p>0.86481</text:p>
              </table:table-cell>
              <table:table-cell office:value-type="float" office:value="0.11413">
                <text:p>0.11413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159695">
                <text:p>-0.0000000000001596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">
                <text:p>0.017</text:p>
              </table:table-cell>
              <table:table-cell office:value-type="float" office:value="1510840000000">
                <text:p>1510840000000</text:p>
              </table:table-cell>
              <table:table-cell office:value-type="float" office:value="0.864804">
                <text:p>0.864804</text:p>
              </table:table-cell>
              <table:table-cell office:value-type="float" office:value="0.114136">
                <text:p>0.114136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15897">
                <text:p>-0.000000000000015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">
                <text:p>0.018</text:p>
              </table:table-cell>
              <table:table-cell office:value-type="float" office:value="1499220000000">
                <text:p>1499220000000</text:p>
              </table:table-cell>
              <table:table-cell office:value-type="float" office:value="0.8648">
                <text:p>0.8648</text:p>
              </table:table-cell>
              <table:table-cell office:value-type="float" office:value="0.11414">
                <text:p>0.11414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243451">
                <text:p>-0.0000000000000243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">
                <text:p>0.019</text:p>
              </table:table-cell>
              <table:table-cell office:value-type="float" office:value="1497290000000">
                <text:p>1497290000000</text:p>
              </table:table-cell>
              <table:table-cell office:value-type="float" office:value="0.864799">
                <text:p>0.864799</text:p>
              </table:table-cell>
              <table:table-cell office:value-type="float" office:value="0.114141">
                <text:p>0.114141</text:p>
              </table:table-cell>
              <table:table-cell office:value-type="float" office:value="0.0210601">
                <text:p>0.0210601</text:p>
              </table:table-cell>
              <table:table-cell office:value-type="float" office:value="8.27809E-015">
                <text:p>8.27809E-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">
                <text:p>0.02</text:p>
              </table:table-cell>
              <table:table-cell office:value-type="float" office:value="1498030000000">
                <text:p>1498030000000</text:p>
              </table:table-cell>
              <table:table-cell office:value-type="float" office:value="0.864798">
                <text:p>0.864798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128786">
                <text:p>-0.0000000000000128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">
                <text:p>0.021</text:p>
              </table:table-cell>
              <table:table-cell office:value-type="float" office:value="1499060000000">
                <text:p>1499060000000</text:p>
              </table:table-cell>
              <table:table-cell office:value-type="float" office:value="0.864798">
                <text:p>0.864798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109492">
                <text:p>-0.000000000000109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">
                <text:p>0.022</text:p>
              </table:table-cell>
              <table:table-cell office:value-type="float" office:value="1499790000000">
                <text:p>1499790000000</text:p>
              </table:table-cell>
              <table:table-cell office:value-type="float" office:value="0.864798">
                <text:p>0.864798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0650174">
                <text:p>0.0000000000000650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3">
                <text:p>0.023</text:p>
              </table:table-cell>
              <table:table-cell office:value-type="float" office:value="1500200000000">
                <text:p>150020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0808867">
                <text:p>0.00000000000008088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4">
                <text:p>0.024</text:p>
              </table:table-cell>
              <table:table-cell office:value-type="float" office:value="1500410000000">
                <text:p>150041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0279499">
                <text:p>-0.0000000000000279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">
                <text:p>0.025</text:p>
              </table:table-cell>
              <table:table-cell office:value-type="float" office:value="1500500000000">
                <text:p>150050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1803">
                <text:p>-0.0000000000001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">
                <text:p>0.026</text:p>
              </table:table-cell>
              <table:table-cell office:value-type="float" office:value="1500540000000">
                <text:p>150054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157679">
                <text:p>-0.000000000000157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">
                <text:p>0.027</text:p>
              </table:table-cell>
              <table:table-cell office:value-type="float" office:value="1500550000000">
                <text:p>150055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0924746">
                <text:p>0.0000000000000924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8">
                <text:p>0.028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310217">
                <text:p>-0.000000000000310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9">
                <text:p>0.029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-0.000000000000580709">
                <text:p>-0.000000000000580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">
                <text:p>0.03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138563">
                <text:p>0.000000000000138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1">
                <text:p>0.031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00035">
                <text:p>0.00000000000100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">
                <text:p>0.032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720528">
                <text:p>0.000000000000720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">
                <text:p>0.033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1996">
                <text:p>0.0000000000011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">
                <text:p>0.034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41489">
                <text:p>0.000000000001414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">
                <text:p>0.035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34231">
                <text:p>0.00000000000134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">
                <text:p>0.036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00987">
                <text:p>0.000000000001009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7">
                <text:p>0.037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826915">
                <text:p>0.0000000000008269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8">
                <text:p>0.038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0955062">
                <text:p>0.0000000000009550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0608">
                <text:p>0.000000000001206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">
                <text:p>0.04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227">
                <text:p>0.000000000001212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">
                <text:p>0.041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44">
                <text:p>0.00000000000121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">
                <text:p>0.042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">
                <text:p>0.043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">
                <text:p>0.044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5">
                <text:p>0.045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">
                <text:p>0.046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7">
                <text:p>0.047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8">
                <text:p>0.048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9">
                <text:p>0.049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">
                <text:p>0.051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2">
                <text:p>0.052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">
                <text:p>0.053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">
                <text:p>0.054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5">
                <text:p>0.055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6">
                <text:p>0.056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">
                <text:p>0.057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">
                <text:p>0.058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9">
                <text:p>0.059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">
                <text:p>0.06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">
                <text:p>0.061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">
                <text:p>0.062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3">
                <text:p>0.063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4">
                <text:p>0.064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5">
                <text:p>0.065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">
                <text:p>0.066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">
                <text:p>0.067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">
                <text:p>0.068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">
                <text:p>0.069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">
                <text:p>0.07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1">
                <text:p>0.071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2">
                <text:p>0.072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3">
                <text:p>0.073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4">
                <text:p>0.074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5">
                <text:p>0.075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">
                <text:p>0.076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7">
                <text:p>0.077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8">
                <text:p>0.078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9">
                <text:p>0.079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">
                <text:p>0.08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1">
                <text:p>0.081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2">
                <text:p>0.082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3">
                <text:p>0.083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4">
                <text:p>0.084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5">
                <text:p>0.085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6">
                <text:p>0.086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7">
                <text:p>0.087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8">
                <text:p>0.088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9">
                <text:p>0.089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">
                <text:p>0.09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">
                <text:p>0.091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2">
                <text:p>0.092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3">
                <text:p>0.093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4">
                <text:p>0.094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5">
                <text:p>0.095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6">
                <text:p>0.096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7">
                <text:p>0.097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8">
                <text:p>0.098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">
                <text:p>0.099</text:p>
              </table:table-cell>
              <table:table-cell office:value-type="float" office:value="1500560000000">
                <text:p>1500560000000</text:p>
              </table:table-cell>
              <table:table-cell office:value-type="float" office:value="0.864797">
                <text:p>0.864797</text:p>
              </table:table-cell>
              <table:table-cell office:value-type="float" office:value="0.114142">
                <text:p>0.114142</text:p>
              </table:table-cell>
              <table:table-cell office:value-type="float" office:value="0.0210601">
                <text:p>0.0210601</text:p>
              </table:table-cell>
              <table:table-cell office:value-type="float" office:value="0.00000000000121635">
                <text:p>0.00000000000121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